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756in"/>
    </style:style>
    <style:style style:name="co51" style:family="table-column">
      <style:table-column-properties fo:break-before="auto" style:column-width="1.628in"/>
    </style:style>
    <style:style style:name="co52" style:family="table-column">
      <style:table-column-properties fo:break-before="auto" style:column-width="0.3728in"/>
    </style:style>
    <style:style style:name="co53" style:family="table-column">
      <style:table-column-properties fo:break-before="auto" style:column-width="0.5693in"/>
    </style:style>
    <style:style style:name="co54" style:family="table-column">
      <style:table-column-properties fo:break-before="auto" style:column-width="5.9764in"/>
    </style:style>
    <style:style style:name="co55" style:family="table-column">
      <style:table-column-properties fo:break-before="auto" style:column-width="1.4417in"/>
    </style:style>
    <style:style style:name="co56" style:family="table-column">
      <style:table-column-properties fo:break-before="auto" style:column-width="0.5402in"/>
    </style:style>
    <style:style style:name="co57" style:family="table-column">
      <style:table-column-properties fo:break-before="auto" style:column-width="1.622in"/>
    </style:style>
    <style:style style:name="co58" style:family="table-column">
      <style:table-column-properties fo:break-before="auto" style:column-width="0.2465in"/>
    </style:style>
    <style:style style:name="co59" style:family="table-column">
      <style:table-column-properties fo:break-before="auto" style:column-width="2.1043in"/>
    </style:style>
    <style:style style:name="co60" style:family="table-column">
      <style:table-column-properties fo:break-before="auto" style:column-width="0.4717in"/>
    </style:style>
    <style:style style:name="co61" style:family="table-column">
      <style:table-column-properties fo:break-before="auto" style:column-width="1.211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1.2256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9272in"/>
    </style:style>
    <style:style style:name="co73" style:family="table-column">
      <style:table-column-properties fo:break-before="auto" style:column-width="0.3256in"/>
    </style:style>
    <style:style style:name="co74" style:family="table-column">
      <style:table-column-properties fo:break-before="auto" style:column-width="1.9583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2689in"/>
    </style:style>
    <style:style style:name="co78" style:family="table-column">
      <style:table-column-properties fo:break-before="auto" style:column-width="1.248in"/>
    </style:style>
    <style:style style:name="co79" style:family="table-column">
      <style:table-column-properties fo:break-before="auto" style:column-width="0.9701in"/>
    </style:style>
    <style:style style:name="co80" style:family="table-column">
      <style:table-column-properties fo:break-before="auto" style:column-width="10.4953in"/>
    </style:style>
    <style:style style:name="co81" style:family="table-column">
      <style:table-column-properties fo:break-before="auto" style:column-width="10.839in"/>
    </style:style>
    <style:style style:name="co82" style:family="table-column">
      <style:table-column-properties fo:break-before="auto" style:column-width="0.6118in"/>
    </style:style>
    <style:style style:name="co83" style:family="table-column">
      <style:table-column-properties fo:break-before="auto" style:column-width="0.8189in"/>
    </style:style>
    <style:style style:name="co84" style:family="table-column">
      <style:table-column-properties fo:break-before="auto" style:column-width="0.7693in"/>
    </style:style>
    <style:style style:name="co85" style:family="table-column">
      <style:table-column-properties fo:break-before="auto" style:column-width="0.5457in"/>
    </style:style>
    <style:style style:name="co86" style:family="table-column">
      <style:table-column-properties fo:break-before="auto" style:column-width="0.7591in"/>
    </style:style>
    <style:style style:name="co87" style:family="table-column">
      <style:table-column-properties fo:break-before="auto" style:column-width="0.5374in"/>
    </style:style>
    <style:style style:name="co88" style:family="table-column">
      <style:table-column-properties fo:break-before="auto" style:column-width="0.6236in"/>
    </style:style>
    <style:style style:name="co89" style:family="table-column">
      <style:table-column-properties fo:break-before="auto" style:column-width="2.0083in"/>
    </style:style>
    <style:style style:name="co90" style:family="table-column">
      <style:table-column-properties fo:break-before="auto" style:column-width="1.3008in"/>
    </style:style>
    <style:style style:name="co91" style:family="table-column">
      <style:table-column-properties fo:break-before="auto" style:column-width="0.5055in"/>
    </style:style>
    <style:style style:name="co92" style:family="table-column">
      <style:table-column-properties fo:break-before="auto" style:column-width="0.7209in"/>
    </style:style>
    <style:style style:name="co93" style:family="table-column">
      <style:table-column-properties fo:break-before="auto" style:column-width="0.6744in"/>
    </style:style>
    <style:style style:name="co94" style:family="table-column">
      <style:table-column-properties fo:break-before="auto" style:column-width="0.9in"/>
    </style:style>
    <style:style style:name="co95" style:family="table-column">
      <style:table-column-properties fo:break-before="auto" style:column-width="1.2016in"/>
    </style:style>
    <style:style style:name="co96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8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4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2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9" style:family="table-cell" style:parent-style-name="Default">
      <style:table-cell-properties fo:border="0.74pt solid #000000" style:vertical-align="middle"/>
    </style:style>
    <style:style style:name="ce5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567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78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651" style:family="table-cell" style:parent-style-name="Default">
      <style:text-properties style:font-name="Avenir3" fo:font-style="normal" style:font-style-asian="normal" style:font-style-complex="normal"/>
    </style:style>
    <style:style style:name="ce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3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82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3" fo:font-style="normal" style:font-style-asian="normal" style:font-style-complex="normal"/>
    </style:style>
    <style:style style:name="ce83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6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4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3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7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8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2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2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4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72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8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26" style:family="table-cell" style:parent-style-name="Default">
      <style:table-cell-properties style:vertical-align="middle"/>
      <style:text-properties style:font-name="Avenir3"/>
    </style:style>
    <style:style style:name="ce175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ackground-color="transparent" style:vertical-align="middle"/>
      <style:text-properties style:font-name="Avenir3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7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64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765" style:family="table-cell" style:parent-style-name="Default">
      <style:table-cell-properties style:vertical-align="middle"/>
      <style:text-properties style:use-window-font-color="true" style:font-name="Avenir3"/>
    </style:style>
    <style:style style:name="ce176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767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7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wrap-option="no-wrap" style:vertical-align="middle"/>
    </style:style>
    <style:style style:name="ce1773" style:family="table-cell" style:parent-style-name="Default">
      <style:table-cell-properties fo:wrap-option="wrap" style:vertical-align="middle"/>
    </style:style>
    <style:style style:name="ce177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7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7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77" style:family="table-cell" style:parent-style-name="Default" style:data-style-name="N100">
      <style:text-properties style:font-name="Avenir" fo:font-weight="bold"/>
    </style:style>
    <style:style style:name="ce177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79" style:family="table-cell" style:parent-style-name="Default" style:data-style-name="N100">
      <style:text-properties style:font-name="Avenir" fo:font-weight="normal"/>
    </style:style>
    <style:style style:name="ce178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81" style:family="table-cell" style:parent-style-name="Default" style:data-style-name="N100">
      <style:text-properties fo:color="#ff0000" style:font-name="Avenir" fo:font-weight="bold"/>
    </style:style>
    <style:style style:name="ce178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8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84" style:family="table-cell" style:parent-style-name="Default">
      <style:text-properties style:font-name="Avenir" fo:font-weight="normal"/>
    </style:style>
    <style:style style:name="ce1458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4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9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3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5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485" style:family="table-cell" style:parent-style-name="Default">
      <style:table-cell-properties fo:wrap-option="wrap" style:vertical-align="middle"/>
      <style:text-properties style:font-name="Avenir3"/>
    </style:style>
    <style:style style:name="ce15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5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5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3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26" style:family="table-cell" style:parent-style-name="Default">
      <style:table-cell-properties fo:border="0.06pt solid #000000" style:vertical-align="middle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2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5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5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8pt"/>
    </style:style>
    <style:style style:name="ce156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3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3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3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3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7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3"/>
    </style:style>
    <style:style style:name="ce1357" style:family="table-cell" style:parent-style-name="Default">
      <style:table-cell-properties fo:border="none" style:vertical-align="middle"/>
      <style:text-properties style:font-name="Avenir3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3"/>
    </style:style>
    <style:style style:name="ce17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91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fo:font-size="10pt" fo:font-weight="bold" style:font-size-asian="10pt" style:font-size-complex="10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size="10pt" style:font-size-asian="10pt" style:font-size-complex="10pt" fo:font-weight="bold" style:font-weight-asian="bold" style:font-weight-complex="bold"/>
    </style:style>
    <style:style style:name="T2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5" style:family="text">
      <style:text-properties fo:color="#bf0041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ff0000" fo:font-weight="bold" style:font-weight-asian="bold" style:font-weight-complex="bold"/>
    </style:style>
    <style:style style:name="T3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0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3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4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5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9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0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1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2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3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4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7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7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5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6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7" table:condition="of:cell-content-is-in-list(&quot;0&quot;;&quot;1&quot;;&quot;2&quot;;&quot;3&quot;;&quot;4&quot;)" table:allow-empty-cell="true" table:display-list="unsorted" table:base-cell-address="Misztikus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8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9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70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71" table:base-cell-address="Misztikus.I3">
          <table:help-message table:title="Ne módosítsd!" table:display="true">
            <text:p>A program számolja.</text:p>
            <text:p/>
            <text:p>Aura alap = Tapasztalati Szint + Önuralom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3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5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6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1"/>
          <table:table-cell table:style-name="ce147" table:content-validation-name="val47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Hátterek.F25:.F27])+SUM([$Hátterek.F30:.F37])" office:value-type="float" office:value="0" calcext:value-type="float">
            <text:p>0</text:p>
          </table:table-cell>
          <table:table-cell table:style-name="ce646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6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604"/>
          <table:covered-table-cell table:style-name="ce155"/>
          <table:table-cell table:style-name="ce646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6" table:number-columns-repeated="2"/>
          <table:table-cell table:style-name="ce5" table:number-columns-repeated="16371"/>
        </table:table-row>
        <table:table-row table:style-name="ro5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7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7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7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7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8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8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8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6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8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Össz harcmodor</text:p>
          </table:table-cell>
          <table:table-cell table:style-name="ce646" table:formula="of:=SUM([.K16:.K23])" office:value-type="float" office:value="0" calcext:value-type="float">
            <text:p>0</text:p>
          </table:table-cell>
          <table:table-cell table:style-name="ce646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8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6" table:content-validation-name="val64" office:value-type="string" calcext:value-type="string">
            <text:p>Primer képzettség</text:p>
          </table:table-cell>
          <table:table-cell table:style-name="ce646" table:formula="of:=SUM([.K28:.K29])+SUM([.K38:.K41])" office:value-type="float" office:value="0" calcext:value-type="float">
            <text:p>0</text:p>
          </table:table-cell>
          <table:table-cell table:style-name="ce646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6" office:value-type="string" calcext:value-type="string">
            <text:p>Mesterfegyver</text:p>
          </table:table-cell>
          <table:table-cell table:style-name="ce646" table:formula="of:=[.E53]" office:value-type="float" office:value="0" calcext:value-type="float">
            <text:p>0</text:p>
          </table:table-cell>
          <table:table-cell table:style-name="ce646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6" office:value-type="string" calcext:value-type="string">
            <text:p>Primer Fortélyok</text:p>
          </table:table-cell>
          <table:table-cell table:style-name="ce646" table:formula="of:=SUM([.E33:.E42])" office:value-type="float" office:value="0" calcext:value-type="float">
            <text:p>0</text:p>
          </table:table-cell>
          <table:table-cell table:style-name="ce646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6" office:value-type="string" calcext:value-type="string">
            <text:p>Pszí + Mágia</text:p>
          </table:table-cell>
          <table:table-cell table:style-name="ce646" table:formula="of:=[$Misztikus.E3]" office:value-type="float" office:value="0" calcext:value-type="float">
            <text:p>0</text:p>
          </table:table-cell>
          <table:table-cell table:style-name="ce646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6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602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1" table:content-validation-name="val34"/>
          <table:table-cell table:style-name="ce159" table:content-validation-name="val46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1" table:content-validation-name="val35"/>
          <table:table-cell table:style-name="ce159" table:content-validation-name="val46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8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1" table:content-validation-name="val36"/>
          <table:table-cell table:style-name="ce159" table:content-validation-name="val46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6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1" table:content-validation-name="val38"/>
          <table:table-cell table:style-name="ce159" table:content-validation-name="val46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1" table:content-validation-name="val39"/>
          <table:table-cell table:style-name="ce159" table:content-validation-name="val46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6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1" table:content-validation-name="val41"/>
          <table:table-cell table:style-name="ce159" table:content-validation-name="val46" table:formula="of:=IF(([Misztikus.E7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1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320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3"/>
          <table:table-cell table:style-name="ce96" table:content-validation-name="val45"/>
          <table:table-cell table:style-name="ce166" table:content-validation-name="val51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282" table:content-validation-name="val63" table:number-columns-spanned="2" table:number-rows-spanned="1"/>
          <table:covered-table-cell table:style-name="ce282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10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4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4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513" office:value-type="string" calcext:value-type="string" table:number-columns-spanned="3" table:number-rows-spanned="1">
            <text:p>Származás</text:p>
          </table:table-cell>
          <table:covered-table-cell table:style-name="ce513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6"/>
          <table:table-cell table:style-name="ce350" table:content-validation-name="val77" table:formula="of:=[Alapértékek.D55]" office:value-type="float" office:value="0" calcext:value-type="float">
            <text:p>0</text:p>
          </table:table-cell>
          <table:table-cell table:style-name="ce355" table:content-validation-name="val54"/>
          <table:table-cell table:style-name="ce461" table:content-validation-name="val79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4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4" table:number-columns-spanned="6" table:number-rows-spanned="1"/>
          <table:covered-table-cell table:number-columns-repeated="5" table:style-name="ce6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13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6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99"/>
          <table:covered-table-cell table:style-name="ce543"/>
          <table:covered-table-cell/>
          <table:table-cell table:style-name="ce573" table:content-validation-name="val46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99"/>
          <table:covered-table-cell table:style-name="ce543"/>
          <table:covered-table-cell/>
          <table:table-cell table:style-name="ce575" table:content-validation-name="val94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9]) ;&quot;&quot;;VLOOKUP([.$A9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9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13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0]) ;&quot;&quot;;VLOOKUP([.$A10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0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6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1]) ;&quot;&quot;;VLOOKUP([.$A11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1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2]) ;&quot;&quot;;VLOOKUP([.$A12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2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3]) ;&quot;&quot;;VLOOKUP([.$A13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3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4]) ;&quot;&quot;;VLOOKUP([.$A14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4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5]) ;&quot;&quot;;VLOOKUP([.$A15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5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6]) ;&quot;&quot;;VLOOKUP([.$A16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6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7]) ;&quot;&quot;;VLOOKUP([.$A17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7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8]) ;&quot;&quot;;VLOOKUP([.$A18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8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3" office:value-type="float" office:value="5" calcext:value-type="float">
            <text:p>5</text:p>
          </table:table-cell>
          <table:table-cell table:style-name="ce111" table:content-validation-name="val74"/>
          <table:table-cell table:style-name="ce446" table:content-validation-name="val46" table:formula="of:=-[.$E19]*[$Data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4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6" table:formula="of:=-[.$E20]*[$Data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4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6" table:formula="of:=-[.$E21]*[$Data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4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434"/>
          <table:table-cell table:style-name="ce617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01" table:content-validation-name="val80" table:number-columns-spanned="3" table:number-rows-spanned="1"/>
          <table:covered-table-cell table:style-name="ce503" table:content-validation-name="val80"/>
          <table:covered-table-cell table:style-name="ce503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1" office:value-type="string" calcext:value-type="string" table:number-columns-spanned="2" table:number-rows-spanned="1">
            <text:p>saját kultúrkör</text:p>
          </table:table-cell>
          <table:covered-table-cell table:style-name="ce499"/>
          <table:table-cell table:style-name="ce522" table:content-validation-name="val84" office:value-type="float" office:value="3" calcext:value-type="float">
            <text:p>3</text:p>
          </table:table-cell>
          <table:table-cell table:style-name="ce532" table:content-validation-name="val90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4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4"/>
          <table:covered-table-cell/>
          <table:covered-table-cell table:style-name="ce213" table:content-validation-name="val54"/>
          <table:covered-table-cell table:style-name="ce388" table:content-validation-name="val54"/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5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502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502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502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9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4" office:value-type="string" calcext:value-type="string" table:number-columns-spanned="2" table:number-rows-spanned="1">
            <text:p>Hely</text:p>
          </table:table-cell>
          <table:covered-table-cell table:style-name="ce499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9" table:number-columns-spanned="4" table:number-rows-spanned="1"/>
          <table:covered-table-cell table:number-columns-repeated="2" table:style-name="ce362" table:content-validation-name="val54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8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499"/>
          <table:table-cell table:style-name="ce527" table:content-validation-name="val87" office:value-type="float" office:value="3" calcext:value-type="float">
            <text:p>3</text:p>
          </table:table-cell>
          <table:table-cell table:style-name="ce532" table:content-validation-name="val92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4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4" table:number-columns-spanned="2" table:number-rows-spanned="1"/>
          <table:covered-table-cell table:style-name="ce520" table:content-validation-name="val54"/>
          <table:table-cell table:style-name="ce503" table:content-validation-name="val88"/>
          <table:table-cell table:style-name="ce503" table:content-validation-name="val93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51"/>
        <table:table-column table:style-name="co25" table:default-cell-style-name="ce651"/>
        <table:table-column table:style-name="co26" table:default-cell-style-name="ce651"/>
        <table:table-column table:style-name="co27" table:default-cell-style-name="ce651"/>
        <table:table-column table:style-name="co28" table:number-columns-repeated="2" table:default-cell-style-name="ce651"/>
        <table:table-column table:style-name="co29" table:number-columns-repeated="3" table:default-cell-style-name="ce651"/>
        <table:table-column table:style-name="co30" table:default-cell-style-name="ce651"/>
        <table:table-column table:style-name="co14" table:default-cell-style-name="ce651"/>
        <table:table-column table:style-name="co31" table:default-cell-style-name="ce651"/>
        <table:table-column table:style-name="co32" table:default-cell-style-name="ce651"/>
        <table:table-column table:style-name="co33" table:default-cell-style-name="ce651"/>
        <table:table-column table:style-name="co34" table:default-cell-style-name="ce651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51"/>
        <table:table-column table:style-name="co14" table:number-columns-repeated="16128" table:default-cell-style-name="ce651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67"/>
          <table:covered-table-cell table:number-columns-repeated="5" table:style-name="ce662"/>
          <table:covered-table-cell table:number-columns-repeated="2" table:style-name="ce567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4">
          <table:table-cell table:style-name="ce567"/>
          <table:table-cell table:style-name="ce567" table:number-columns-spanned="6" table:number-rows-spanned="1"/>
          <table:covered-table-cell table:number-columns-repeated="5" table:style-name="ce567"/>
          <table:table-cell table:style-name="ce567" table:number-columns-repeated="8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7">
          <table:table-cell table:style-name="ce431"/>
          <table:table-cell table:style-name="ce654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4" table:content-validation-name="val127" office:value-type="string" calcext:value-type="string">
            <text:p>Módosítók</text:p>
          </table:table-cell>
          <table:table-cell table:style-name="ce654" table:content-validation-name="val134" office:value-type="string" calcext:value-type="string">
            <text:p>Összesen</text:p>
          </table:table-cell>
          <table:table-cell table:style-name="ce567"/>
          <table:table-cell table:style-name="ce760" office:value-type="string" calcext:value-type="string" table:number-columns-spanned="2" table:number-rows-spanned="1">
            <text:p>Összesen felvett HM:</text:p>
          </table:table-cell>
          <table:covered-table-cell table:style-name="ce567"/>
          <table:table-cell table:style-name="ce790" table:content-validation-name="val156" table:formula="of:=SUM([.B5:.B6])" office:value-type="float" office:value="0" calcext:value-type="float">
            <text:p>0 HM</text:p>
          </table:table-cell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1" table:content-validation-name="val118" office:value-type="float" office:value="10" calcext:value-type="float">
            <text:p>10</text:p>
          </table:table-cell>
          <table:table-cell table:style-name="ce731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3" table:content-validation-name="val135" table:formula="of:=[.C4]+[.D4]" office:value-type="float" office:value="15" calcext:value-type="float">
            <text:p>15</text:p>
          </table:table-cell>
          <table:table-cell table:style-name="ce567"/>
          <table:table-cell table:style-name="ce760" office:value-type="string" calcext:value-type="string" table:number-columns-spanned="2" table:number-rows-spanned="1">
            <text:p>Max felvehető HM:</text:p>
          </table:table-cell>
          <table:covered-table-cell table:style-name="ce567"/>
          <table:table-cell table:style-name="ce984" table:content-validation-name="val157" table:formula="of:=[Data.K20]*[Alapértékek.D8]" office:value-type="float" office:value="30" calcext:value-type="float">
            <text:p>30 HM</text:p>
          </table:table-cell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4" office:value-type="float" office:value="0" calcext:value-type="float">
            <text:p>0</text:p>
          </table:table-cell>
          <table:table-cell table:style-name="ce731" table:content-validation-name="val118" office:value-type="float" office:value="20" calcext:value-type="float">
            <text:p>20</text:p>
          </table:table-cell>
          <table:table-cell table:style-name="ce731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23" table:content-validation-name="val136" table:formula="of:=[.C5]+[.B5]+[.D5]" office:value-type="float" office:value="20" calcext:value-type="float">
            <text:p>20</text:p>
          </table:table-cell>
          <table:table-cell table:style-name="ce567" table:number-columns-repeated="5"/>
          <table:table-cell/>
          <table:table-cell table:style-name="ce567" table:number-columns-repeated="4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5" office:value-type="float" office:value="0" calcext:value-type="float">
            <text:p>0</text:p>
          </table:table-cell>
          <table:table-cell table:style-name="ce731" table:content-validation-name="val118" office:value-type="float" office:value="120" calcext:value-type="float">
            <text:p>120</text:p>
          </table:table-cell>
          <table:table-cell table:style-name="ce731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23" table:content-validation-name="val137" table:formula="of:=[.C6]+[.B6]+[.D6]" office:value-type="float" office:value="120" calcext:value-type="float">
            <text:p>120</text:p>
          </table:table-cell>
          <table:table-cell table:style-name="ce567" table:number-columns-repeated="5"/>
          <table:table-cell/>
          <table:table-cell table:style-name="ce567" table:number-columns-repeated="4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8">
          <table:table-cell table:style-name="ce567" table:number-columns-repeated="6"/>
          <table:table-cell table:style-name="ce760" office:value-type="string" calcext:value-type="string" table:number-columns-spanned="2" table:number-rows-spanned="1">
            <text:p>Össz felvett CM:</text:p>
          </table:table-cell>
          <table:covered-table-cell table:style-name="ce567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567"/>
          <table:table-cell/>
          <table:table-cell table:style-name="ce567" table:number-columns-repeated="4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6" office:value-type="float" office:value="0" calcext:value-type="float">
            <text:p>0</text:p>
          </table:table-cell>
          <table:table-cell table:style-name="ce731" table:content-validation-name="val119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823" table:content-validation-name="val138" table:formula="of:=[.C8]+[.B8]+[.D8]" office:value-type="float" office:value="-30" calcext:value-type="float">
            <text:p>-30</text:p>
          </table:table-cell>
          <table:table-cell table:style-name="ce567"/>
          <table:table-cell table:style-name="ce760" office:value-type="string" calcext:value-type="string" table:number-columns-spanned="2" table:number-rows-spanned="1">
            <text:p>Max felvehető CM:</text:p>
          </table:table-cell>
          <table:covered-table-cell table:style-name="ce567"/>
          <table:table-cell table:style-name="ce984" table:content-validation-name="val158" table:formula="of:=[Data.K23]*[Alapértékek.$D$8]" office:value-type="float" office:value="20" calcext:value-type="float">
            <text:p>20 HM</text:p>
          </table:table-cell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67" table:number-columns-spanned="9" table:number-rows-spanned="1"/>
          <table:covered-table-cell table:number-columns-repeated="5" table:style-name="ce662"/>
          <table:covered-table-cell table:number-columns-repeated="3" table:style-name="ce567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567"/>
          <table:table-cell table:style-name="ce760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0" calcext:value-type="float">
            <text:p>0 KP</text:p>
          </table:table-cell>
          <table:table-cell table:style-name="ce567"/>
          <table:table-cell table:style-name="ce760" office:value-type="string" calcext:value-type="string" table:number-columns-spanned="2" table:number-rows-spanned="1">
            <text:p>Átlag HM</text:p>
          </table:table-cell>
          <table:covered-table-cell table:style-name="ce567"/>
          <table:table-cell table:style-name="ce793" table:content-validation-name="val159" table:formula="of:=(([.I3]+[.I7])/[Alapértékek.D8])" office:value-type="float" office:value="0" calcext:value-type="float">
            <text:p>0 HM</text:p>
          </table:table-cell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78"/>
          <table:table-cell table:style-name="ce578" table:number-columns-spanned="6" table:number-rows-spanned="1"/>
          <table:covered-table-cell table:number-columns-repeated="5" table:style-name="ce578"/>
          <table:table-cell table:style-name="ce578" table:number-columns-repeated="8"/>
          <table:table-cell table:style-name="ce840"/>
          <table:table-cell table:style-name="ce633"/>
          <table:table-cell table:style-name="ce578" table:number-columns-repeated="239"/>
          <table:table-cell table:number-columns-repeated="1612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7"/>
          <table:table-cell/>
          <table:table-cell table:style-name="ce567" table:number-columns-repeated="4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3" table:content-validation-name="val120" office:value-type="string" calcext:value-type="string">
            <text:p>Szint</text:p>
          </table:table-cell>
          <table:table-cell table:style-name="ce733" office:value-type="string" calcext:value-type="string">
            <text:p>KÉ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45" office:value-type="string" calcext:value-type="string">
            <text:p>Harckeret</text:p>
          </table:table-cell>
          <table:table-cell table:style-name="ce73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5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5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5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5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2"/>
          <table:table-cell table:number-columns-repeated="2"/>
          <table:table-cell table:style-name="ce567" table:number-columns-repeated="2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78" table:number-columns-spanned="9" table:number-rows-spanned="1"/>
          <table:covered-table-cell table:number-columns-repeated="7" table:style-name="ce578"/>
          <table:covered-table-cell table:style-name="ce990"/>
          <table:table-cell table:style-name="ce57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7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4"/>
          <table:covered-table-cell table:number-columns-repeated="5" table:style-name="ce580"/>
          <table:covered-table-cell table:style-name="ce674"/>
          <table:covered-table-cell table:style-name="ce90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62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90" table:content-validation-name="val54" office:value-type="string" calcext:value-type="string">
            <text:p>Fegyver</text:p>
          </table:table-cell>
          <table:table-cell table:style-name="ce680" table:content-validation-name="val54" office:value-type="string" calcext:value-type="string">
            <text:p>Sebesség</text:p>
          </table:table-cell>
          <table:table-cell table:style-name="ce736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6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683"/>
          <table:table-cell table:style-name="ce578"/>
          <table:table-cell table:style-name="ce840"/>
          <table:table-cell table:number-columns-repeated="2"/>
          <table:table-cell table:style-name="ce840"/>
          <table:table-cell table:style-name="ce662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(ISNUMBER(VLOOKUP([.$A25];kezifegyverek_all;12;0))=1;VLOOKUP([.$A25];kezifegyverek_all;12;0);[Data.$K$38])" office:value-type="float" office:value="5" calcext:value-type="float">
            <text:p>5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39" table:content-validation-name="val43" table:formula="of:=IF(ISNUMBER(VLOOKUP([.$A25]; kezifegyverek_all; 9; 0)); VLOOKUP([.$A25]; kezifegyverek_all; 9; 0) + [.$C25] * [Data.E$47]; [Data.$K$38])" office:value-type="float" office:value="-10" calcext:value-type="float">
            <text:p>-10</text:p>
          </table:table-cell>
          <table:table-cell table:style-name="ce739" table:content-validation-name="val43" table:formula="of:=IF(ISNUMBER(VLOOKUP([.$A25];kezifegyverek_all;10;0));(VLOOKUP([.$A25];kezifegyverek_all;10;0)+[.$C25]*[Data.$F$47]);[Data.$K$38])" office:value-type="float" office:value="-10" calcext:value-type="float">
            <text:p>-10</text:p>
          </table:table-cell>
          <table:table-cell table:style-name="ce739" table:content-validation-name="val43" table:formula="of:=IF(ISNUMBER(VLOOKUP([.$A25];kezifegyverek_all;11;0));(VLOOKUP([.$A25];kezifegyverek_all;11;0)+[.$C25]*[Data.$G$47]);[Data.$K$38])" office:value-type="float" office:value="-10" calcext:value-type="float">
            <text:p>-10</text:p>
          </table:table-cell>
          <table:table-cell table:style-name="ce739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62"/>
          <table:table-cell table:style-name="ce662" table:number-columns-repeated="4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26];kezifegyverek_all;12;0))=1;VLOOKUP([.$A26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39" table:content-validation-name="val43" table:formula="of:=IF(ISNUMBER(VLOOKUP([.$A26]; kezifegyverek_all; 9; 0)); VLOOKUP([.$A26]; kezifegyverek_all; 9; 0) + [.$C26] * [Data.E$47]; 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26];kezifegyverek_all;10;0));(VLOOKUP([.$A26];kezifegyverek_all;10;0)+[.$C26]*[Data.$F$47]);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26];kezifegyverek_all;11;0));(VLOOKUP([.$A26];kezifegyverek_all;11;0)+[.$C26]*[Data.$G$47]);[Data.$K$38])" office:value-type="string" office:string-value="N/A" calcext:value-type="string">
            <text:p>N/A</text:p>
          </table:table-cell>
          <table:table-cell table:style-name="ce739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57" table:content-validation-name="val54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62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27];kezifegyverek_all;12;0))=1;VLOOKUP([.$A27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39" table:content-validation-name="val43" table:formula="of:=IF(ISNUMBER(VLOOKUP([.$A27]; kezifegyverek_all; 9; 0)); VLOOKUP([.$A27]; kezifegyverek_all; 9; 0) + [.$C27] * [Data.E$47]; 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27];kezifegyverek_all;10;0));(VLOOKUP([.$A27];kezifegyverek_all;10;0)+[.$C27]*[Data.$F$47]);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27];kezifegyverek_all;11;0));(VLOOKUP([.$A27];kezifegyverek_all;11;0)+[.$C27]*[Data.$G$47]);[Data.$K$38])" office:value-type="string" office:string-value="N/A" calcext:value-type="string">
            <text:p>N/A</text:p>
          </table:table-cell>
          <table:table-cell table:style-name="ce739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5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62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28];kezifegyverek_all;12;0))=1;VLOOKUP([.$A28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39" table:content-validation-name="val43" table:formula="of:=IF(ISNUMBER(VLOOKUP([.$A28]; kezifegyverek_all; 9; 0)); VLOOKUP([.$A28]; kezifegyverek_all; 9; 0) + [.$C28] * [Data.E$47]; 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28];kezifegyverek_all;10;0));(VLOOKUP([.$A28];kezifegyverek_all;10;0)+[.$C28]*[Data.$F$47]);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28];kezifegyverek_all;11;0));(VLOOKUP([.$A28];kezifegyverek_all;11;0)+[.$C28]*[Data.$G$47]);[Data.$K$38])" office:value-type="string" office:string-value="N/A" calcext:value-type="string">
            <text:p>N/A</text:p>
          </table:table-cell>
          <table:table-cell table:style-name="ce739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5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62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29];kezifegyverek_all;12;0))=1;VLOOKUP([.$A29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39" table:content-validation-name="val43" table:formula="of:=IF(ISNUMBER(VLOOKUP([.$A29]; kezifegyverek_all; 9; 0)); VLOOKUP([.$A29]; kezifegyverek_all; 9; 0) + [.$C29] * [Data.E$47]; 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29];kezifegyverek_all;10;0));(VLOOKUP([.$A29];kezifegyverek_all;10;0)+[.$C29]*[Data.$F$47]);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29];kezifegyverek_all;11;0));(VLOOKUP([.$A29];kezifegyverek_all;11;0)+[.$C29]*[Data.$G$47]);[Data.$K$38])" office:value-type="string" office:string-value="N/A" calcext:value-type="string">
            <text:p>N/A</text:p>
          </table:table-cell>
          <table:table-cell table:style-name="ce739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5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62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30];kezifegyverek_all;12;0))=1;VLOOKUP([.$A30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39" table:content-validation-name="val43" table:formula="of:=IF(ISNUMBER(VLOOKUP([.$A30]; kezifegyverek_all; 9; 0)); VLOOKUP([.$A30]; kezifegyverek_all; 9; 0) + [.$C30] * [Data.E$47]; 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30];kezifegyverek_all;10;0));(VLOOKUP([.$A30];kezifegyverek_all;10;0)+[.$C30]*[Data.$F$47]);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30];kezifegyverek_all;11;0));(VLOOKUP([.$A30];kezifegyverek_all;11;0)+[.$C30]*[Data.$G$47]);[Data.$K$38])" office:value-type="string" office:string-value="N/A" calcext:value-type="string">
            <text:p>N/A</text:p>
          </table:table-cell>
          <table:table-cell table:style-name="ce739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5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62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60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00" table:number-columns-spanned="2" table:number-rows-spanned="1"/>
          <table:covered-table-cell table:style-name="ce600"/>
          <table:table-cell table:style-name="ce835"/>
          <table:table-cell table:style-name="Default" table:number-columns-repeated="3"/>
          <table:table-cell/>
          <table:table-cell table:style-name="ce662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3"/>
          <table:table-cell table:style-name="ce578"/>
          <table:table-cell table:style-name="Default" table:number-columns-repeated="3"/>
          <table:table-cell table:style-name="ce840"/>
          <table:table-cell table:style-name="ce662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90" table:content-validation-name="val97" office:value-type="string" calcext:value-type="string">
            <text:p>Távolsági fegyver</text:p>
          </table:table-cell>
          <table:table-cell table:style-name="ce680" table:content-validation-name="val54" office:value-type="string" calcext:value-type="string">
            <text:p>Sebesség</text:p>
          </table:table-cell>
          <table:table-cell table:style-name="ce736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6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Hatótáv + Komment</text:p>
          </table:table-cell>
          <table:covered-table-cell table:style-name="ce683"/>
          <table:table-cell table:style-name="ce578"/>
          <table:table-cell table:style-name="Default" table:number-columns-repeated="3"/>
          <table:table-cell table:style-name="ce840"/>
          <table:table-cell table:style-name="ce567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8"/>
          <table:table-cell table:style-name="ce512" table:content-validation-name="val107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9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9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67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5" table:content-validation-name="val98" office:value-type="string" calcext:value-type="string">
            <text:p><text:s/>__</text:p>
          </table:table-cell>
          <table:table-cell table:style-name="ce512" table:content-validation-name="val107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9" table:content-validation-name="val43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9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9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67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62"/>
          <table:covered-table-cell/>
          <table:covered-table-cell table:style-name="ce567"/>
          <table:covered-table-cell table:style-name="ce794"/>
          <table:table-cell table:style-name="ce567"/>
          <table:table-cell table:style-name="Default" table:number-columns-repeated="3"/>
          <table:table-cell table:style-name="ce567" table:number-columns-repeated="2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6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7"/>
          <table:table-cell table:style-name="ce849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3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74" table:content-validation-name="val108"/>
          <table:table-cell table:style-name="ce680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0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67"/>
          <table:table-cell table:style-name="ce56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739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60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6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101"/>
          <table:table-cell table:style-name="ce739" table:content-validation-name="val124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9" table:content-validation-name="val14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101"/>
          <table:table-cell table:style-name="ce739" table:content-validation-name="val124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9" table:content-validation-name="val147" table:formula="of:=[.G27]" office:value-type="string" office:string-value="N/A" calcext:value-type="string">
            <text:p>N/A</text:p>
          </table:table-cell>
          <table:table-cell table:style-name="ce960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7"/>
          <table:table-cell table:style-name="ce849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101"/>
          <table:table-cell table:style-name="ce739" table:content-validation-name="val124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9" table:content-validation-name="val147" table:formula="of:=[.G28]" office:value-type="string" office:string-value="N/A" calcext:value-type="string">
            <text:p>N/A</text:p>
          </table:table-cell>
          <table:table-cell table:style-name="ce960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101"/>
          <table:table-cell table:style-name="ce739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9" table:content-validation-name="val147" table:formula="of:=[.G29]" office:value-type="string" office:string-value="N/A" calcext:value-type="string">
            <text:p>N/A</text:p>
          </table:table-cell>
          <table:table-cell table:style-name="ce960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101"/>
          <table:table-cell table:style-name="ce739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22" table:content-validation-name="val147" table:formula="of:=[.G30]" office:value-type="string" office:string-value="N/A" calcext:value-type="string">
            <text:p>N/A</text:p>
          </table:table-cell>
          <table:table-cell table:style-name="ce960" table:number-columns-spanned="2" table:number-rows-spanned="1"/>
          <table:covered-table-cell table:style-name="ce803"/>
          <table:table-cell table:style-name="ce56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6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6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25" table:number-columns-spanned="3" table:number-rows-spanned="1"/>
          <table:covered-table-cell table:number-columns-repeated="2" table:style-name="ce960"/>
          <table:table-cell table:style-name="ce56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25" table:content-validation-name="val151"/>
          <table:covered-table-cell table:style-name="ce960"/>
          <table:covered-table-cell table:style-name="ce567"/>
          <table:table-cell table:style-name="ce56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67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922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3"/>
          <table:table-cell table:style-name="ce567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7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78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8"/>
          <table:table-cell/>
          <table:table-cell table:style-name="Default" table:number-columns-repeated="6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5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06"/>
          <table:table-cell table:style-name="ce839" table:content-validation-name="val123" office:value-type="string" calcext:value-type="string">
            <text:p>Tám/kör</text:p>
          </table:table-cell>
          <table:table-cell table:style-name="ce839" office:value-type="string" calcext:value-type="string">
            <text:p>KÉ</text:p>
          </table:table-cell>
          <table:table-cell table:style-name="ce839" office:value-type="string" calcext:value-type="string">
            <text:p>TÉ</text:p>
          </table:table-cell>
          <table:table-cell table:style-name="ce83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7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Elsődleges fegyver</text:p>
          </table:table-cell>
          <table:table-cell table:style-name="ce704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Másodlagos fegyver</text:p>
          </table:table-cell>
          <table:table-cell table:style-name="ce704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3" office:value-type="string" calcext:value-type="string">
            <text:p>KÉ</text:p>
          </table:table-cell>
          <table:table-cell table:style-name="ce1080" office:value-type="string" calcext:value-type="string">
            <text:p>TÉ</text:p>
          </table:table-cell>
          <table:table-cell table:style-name="ce108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83" table:number-columns-repeated="2"/>
          <table:table-cell table:style-name="ce633"/>
          <table:table-cell table:style-name="ce683"/>
          <table:table-cell table:style-name="ce633" table:number-columns-repeated="3"/>
          <table:table-cell table:style-name="ce810"/>
          <table:table-cell table:style-name="ce578"/>
          <table:table-cell/>
          <table:table-cell table:style-name="ce861" table:content-validation-name="val164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4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4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4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3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43" office:value-type="string" calcext:value-type="string">
            <text:p>Harckeret</text:p>
          </table:table-cell>
          <table:table-cell table:style-name="ce843" table:content-validation-name="val78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43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6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78" table:number-columns-repeated="239"/>
          <table:table-cell table:number-columns-repeated="16128"/>
        </table:table-row>
        <table:table-row table:style-name="ro5">
          <table:table-cell table:style-name="ce640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6" table:number-columns-spanned="2" table:number-rows-spanned="1"/>
          <table:covered-table-cell table:style-name="ce706"/>
          <table:table-cell table:style-name="ce634" table:content-validation-name="val133" office:value-type="string" calcext:value-type="string">
            <text:p>Akt MGT</text:p>
          </table:table-cell>
          <table:table-cell table:style-name="ce852" table:content-validation-name="val142" table:formula="of:=[.E60]+[.E61]+[.E62]" office:value-type="float" office:value="0" calcext:value-type="float">
            <text:p>0</text:p>
          </table:table-cell>
          <table:table-cell table:style-name="ce703"/>
          <table:table-cell table:style-name="ce742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73" office:value-type="string" calcext:value-type="string">
            <text:p>KÉ</text:p>
          </table:table-cell>
          <table:table-cell table:style-name="ce1080" office:value-type="string" calcext:value-type="string">
            <text:p>TÉ</text:p>
          </table:table-cell>
          <table:table-cell table:style-name="ce108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8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4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56" office:value-type="string" calcext:value-type="string">
            <text:p>Szúró</text:p>
          </table:table-cell>
          <table:table-cell table:style-name="ce756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73" table:content-validation-name="val164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80" table:content-validation-name="val164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80" table:content-validation-name="val164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4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78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+ anyag</text:p>
          </table:table-cell>
          <table:table-cell table:style-name="ce708" table:content-validation-name="val114" office:value-type="string" calcext:value-type="string" table:number-columns-spanned="2" table:number-rows-spanned="1">
            <text:p>Bőr</text:p>
          </table:table-cell>
          <table:covered-table-cell table:style-name="ce756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31" table:formula="of:=VLOOKUP([.$B61];pancel_strukturak;3;0)+[.$B$62]+VLOOKUP([.$B63];femalapanyag;3;0)" office:value-type="string" office:string-value="" calcext:value-type="error">
            <text:p>#N/A</text:p>
          </table:table-cell>
          <table:table-cell table:style-name="ce743" table:formula="of:=VLOOKUP([.$B61];pancel_strukturak;4;0)+[.$B$62]+VLOOKUP([.$B63];femalapanyag;3;0)" office:value-type="string" office:string-value="" calcext:value-type="error">
            <text:p>#N/A</text:p>
          </table:table-cell>
          <table:table-cell table:style-name="ce814" table:formula="of:=VLOOKUP([.$B61];pancel_strukturak;5;0)+[.$B$62]+VLOOKUP([.$B63];femalapanyag;3;0)" office:value-type="string" office:string-value="" calcext:value-type="error">
            <text:p>#N/A</text:p>
          </table:table-cell>
          <table:table-cell table:style-name="ce838"/>
          <table:table-cell table:style-name="ce567"/>
          <table:table-cell table:style-name="ce866" table:content-validation-name="val164" table:formula="of:=IF([.$B$53]&gt;0;[.L$60];[$Data.$L$53])" office:value-type="float" office:value="-10" calcext:value-type="float">
            <text:p>-10</text:p>
          </table:table-cell>
          <table:table-cell table:style-name="ce1084" table:content-validation-name="val164" table:formula="of:=IF([.$B$53]&gt;0;[.M$60];[$Data.$L$53])" office:value-type="float" office:value="-10" calcext:value-type="float">
            <text:p>-10</text:p>
          </table:table-cell>
          <table:table-cell table:style-name="ce1084" table:content-validation-name="val164" table:formula="of:=IF([.$B$53]&gt;0;[.N$60];[$Data.$L$53])" office:value-type="float" office:value="-10" calcext:value-type="float">
            <text:p>-10</text:p>
          </table:table-cell>
          <table:table-cell table:style-name="ce1084" table:content-validation-name="val164" table:formula="of:=IF([.$B$53]&gt;0;[.O$60];0)" office:value-type="float" office:value="0" calcext:value-type="float">
            <text:p>0</text:p>
          </table:table-cell>
          <table:table-cell table:style-name="ce1084" table:formula="of:=[.P60]" office:value-type="float" office:value="0" calcext:value-type="float">
            <text:p>0</text:p>
          </table:table-cell>
          <table:table-cell table:style-name="ce907"/>
          <table:table-cell table:style-name="ce758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20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708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67" table:number-columns-repeated="3"/>
          <table:table-cell table:style-name="ce758" table:number-columns-repeated="3"/>
          <table:table-cell table:style-name="ce893"/>
          <table:table-cell table:style-name="ce633"/>
          <table:table-cell table:style-name="ce758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708" table:content-validation-name="val116" table:number-columns-spanned="2" table:number-rows-spanned="1"/>
          <table:covered-table-cell table:style-name="ce708"/>
          <table:table-cell table:style-name="ce683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61" table:formula="of:=[$Alapértékek.D32]" office:value-type="float" office:value="0" calcext:value-type="float">
            <text:p>0. fok</text:p>
          </table:table-cell>
          <table:table-cell table:style-name="ce567" table:number-columns-repeated="3"/>
          <table:table-cell table:style-name="ce758" table:number-columns-repeated="3"/>
          <table:table-cell table:style-name="ce893"/>
          <table:table-cell table:style-name="ce633"/>
          <table:table-cell table:style-name="ce758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08" table:content-validation-name="val117" table:number-columns-spanned="2" table:number-rows-spanned="1"/>
          <table:covered-table-cell table:style-name="ce708"/>
          <table:table-cell table:style-name="ce642" office:value-type="string" calcext:value-type="string">
            <text:p>Lefedettség %</text:p>
          </table:table-cell>
          <table:table-cell table:style-name="ce855" table:content-validation-name="val143" office:value-type="float" office:value="0" calcext:value-type="float">
            <text:p>0 %</text:p>
          </table:table-cell>
          <table:table-cell table:style-name="ce864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64"/>
          <table:table-cell table:style-name="ce816" table:content-validation-name="val162" office:value-type="float" office:value="1" calcext:value-type="float">
            <text:p>1</text:p>
          </table:table-cell>
          <table:table-cell table:style-name="ce838"/>
          <table:table-cell table:style-name="ce567" table:number-columns-repeated="2"/>
          <table:table-cell table:style-name="ce758" table:number-columns-repeated="3"/>
          <table:table-cell table:style-name="ce893"/>
          <table:table-cell table:style-name="ce633"/>
          <table:table-cell table:style-name="ce758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1716"/>
          <table:table-cell table:style-name="ce721"/>
          <table:table-cell table:style-name="ce578" table:number-columns-repeated="2"/>
          <table:table-cell table:number-columns-repeated="3"/>
          <table:table-cell table:style-name="ce578"/>
          <table:table-cell table:style-name="ce990"/>
          <table:table-cell table:style-name="ce567" table:number-columns-repeated="3"/>
          <table:table-cell table:style-name="ce758" table:number-columns-repeated="3"/>
          <table:table-cell table:style-name="ce893"/>
          <table:table-cell table:style-name="ce633"/>
          <table:table-cell table:style-name="ce758" table:number-columns-repeated="238"/>
          <table:table-cell table:style-name="ce56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7"/>
          <table:table-cell table:style-name="ce664" office:value-type="string" calcext:value-type="string">
            <text:p>ÉP</text:p>
          </table:table-cell>
          <table:table-cell table:style-name="ce746" table:content-validation-name="val15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8" table:number-columns-repeated="6"/>
          <table:table-cell table:style-name="ce893"/>
          <table:table-cell table:style-name="ce633"/>
          <table:table-cell table:style-name="ce758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66"/>
          <table:table-cell table:style-name="ce710"/>
          <table:table-cell table:style-name="ce773"/>
          <table:table-cell table:style-name="ce902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68"/>
          <table:table-cell table:style-name="ce716"/>
          <table:table-cell table:style-name="ce777"/>
          <table:table-cell table:style-name="ce903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5"/>
          <table:table-cell table:style-name="ce719"/>
          <table:table-cell table:style-name="ce778"/>
          <table:table-cell table:style-name="ce904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6"/>
          <table:table-cell table:style-name="ce725"/>
          <table:table-cell table:style-name="ce780"/>
          <table:table-cell table:style-name="ce911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7"/>
          <table:table-cell table:style-name="ce727"/>
          <table:table-cell table:style-name="ce781"/>
          <table:table-cell table:style-name="ce912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8"/>
          <table:covered-table-cell table:style-name="ce825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4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5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3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8"/>
          <table:table-cell table:style-name="ce567" table:number-columns-repeated="6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67"/>
          <table:table-cell table:style-name="ce556"/>
          <table:table-cell table:style-name="ce567" table:number-columns-repeated="13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 table:number-rows-repeated="65465">
          <table:table-cell table:style-name="ce567" table:number-columns-repeated="15"/>
          <table:table-cell table:style-name="ce66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 table:number-rows-repeated="9">
          <table:table-cell table:style-name="ce56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"/>
        <table:table-column table:style-name="co37" table:number-columns-repeated="242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5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1172" table:content-validation-name="val171" table:formula="of:=[$Alapértékek.D8]+[$Alapértékek.C24]" office:value-type="float" office:value="5" calcext:value-type="float">
            <text:p>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/>
          <table:table-cell table:style-name="ce1187" office:value-type="string" calcext:value-type="string">
            <text:p>Af Próba</text:p>
          </table:table-cell>
          <table:table-cell table:style-name="ce1187" office:value-type="string" calcext:value-type="string">
            <text:p>AuraErő</text:p>
          </table:table-cell>
          <table:table-cell table:number-columns-repeated="16368"/>
        </table:table-row>
        <table:table-row table:style-name="ro5">
          <table:table-cell table:number-columns-spanned="13" table:number-rows-spanned="1"/>
          <table:covered-table-cell table:number-columns-repeated="12"/>
          <table:table-cell/>
          <table:table-cell table:style-name="ce1188" office:value-type="float" office:value="6" calcext:value-type="float">
            <text:p>6</text:p>
          </table:table-cell>
          <table:table-cell table:style-name="ce1188" office:value-type="float" office:value="5" calcext:value-type="float">
            <text:p>5</text:p>
          </table:table-cell>
          <table:table-cell table:number-columns-repeated="16368"/>
        </table:table-row>
        <table:table-row table:style-name="ro6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188" office:value-type="float" office:value="9" calcext:value-type="float">
            <text:p>9</text:p>
          </table:table-cell>
          <table:table-cell table:style-name="ce1188" office:value-type="float" office:value="10" calcext:value-type="float">
            <text:p>10</text:p>
          </table:table-cell>
          <table:table-cell table:number-columns-repeated="16368"/>
        </table:table-row>
        <table:table-row table:style-name="ro5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9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188" office:value-type="float" office:value="12" calcext:value-type="float">
            <text:p>12</text:p>
          </table:table-cell>
          <table:table-cell table:style-name="ce1188" office:value-type="float" office:value="15" calcext:value-type="float">
            <text:p>15</text:p>
          </table:table-cell>
          <table:table-cell table:number-columns-repeated="16368"/>
        </table:table-row>
        <table:table-row table:style-name="ro5">
          <table:table-cell table:style-name="ce34" table:content-validation-name="val165" table:number-columns-spanned="4" table:number-rows-spanned="1"/>
          <table:covered-table-cell table:style-name="ce729" table:content-validation-name="val165"/>
          <table:covered-table-cell table:style-name="ce254" table:content-validation-name="val165"/>
          <table:covered-table-cell table:style-name="ce252" table:content-validation-name="val165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5" calcext:value-type="float">
            <text:p>15</text:p>
          </table:table-cell>
          <table:table-cell table:style-name="ce1188" office:value-type="float" office:value="20" calcext:value-type="float">
            <text:p>20</text:p>
          </table:table-cell>
          <table:table-cell table:number-columns-repeated="16368"/>
        </table:table-row>
        <table:table-row table:style-name="ro5">
          <table:table-cell table:style-name="ce34" table:content-validation-name="val165" table:number-columns-spanned="4" table:number-rows-spanned="1"/>
          <table:covered-table-cell table:style-name="ce729" table:content-validation-name="val165"/>
          <table:covered-table-cell table:style-name="ce254" table:content-validation-name="val165"/>
          <table:covered-table-cell table:style-name="ce252" table:content-validation-name="val165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8" calcext:value-type="float">
            <text:p>18</text:p>
          </table:table-cell>
          <table:table-cell table:style-name="ce1188" office:value-type="float" office:value="25" calcext:value-type="float">
            <text:p>25</text:p>
          </table:table-cell>
          <table:table-cell table:number-columns-repeated="16368"/>
        </table:table-row>
        <table:table-row table:style-name="ro5">
          <table:table-cell table:style-name="ce1113" table:content-validation-name="val165" table:number-columns-spanned="4" table:number-rows-spanned="1"/>
          <table:covered-table-cell table:style-name="ce1339" table:content-validation-name="val165"/>
          <table:covered-table-cell table:style-name="ce1020" table:content-validation-name="val165"/>
          <table:covered-table-cell table:style-name="ce1022" table:content-validation-name="val165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1" calcext:value-type="float">
            <text:p>21</text:p>
          </table:table-cell>
          <table:table-cell table:style-name="ce1188" office:value-type="float" office:value="30" calcext:value-type="float">
            <text:p>30</text:p>
          </table:table-cell>
          <table:table-cell table:number-columns-repeated="16368"/>
        </table:table-row>
        <table:table-row table:style-name="ro5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4" calcext:value-type="float">
            <text:p>24</text:p>
          </table:table-cell>
          <table:table-cell table:style-name="ce1188" office:value-type="float" office:value="35" calcext:value-type="float">
            <text:p>35</text:p>
          </table:table-cell>
          <table:table-cell table:number-columns-repeated="16368"/>
        </table:table-row>
        <table:table-row table:style-name="ro5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7" calcext:value-type="float">
            <text:p>27</text:p>
          </table:table-cell>
          <table:table-cell table:style-name="ce1188" office:value-type="float" office:value="40" calcext:value-type="float">
            <text:p>40</text:p>
          </table:table-cell>
          <table:table-cell table:number-columns-repeated="16368"/>
        </table:table-row>
        <table:table-row table:style-name="ro5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table:content-validation-name="val166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30" calcext:value-type="float">
            <text:p>30</text:p>
          </table:table-cell>
          <table:table-cell table:style-name="ce1188" office:value-type="float" office:value="45" calcext:value-type="float">
            <text:p>45</text:p>
          </table:table-cell>
          <table:table-cell table:number-columns-repeated="16368"/>
        </table:table-row>
        <table:table-row table:style-name="ro5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9"/>
          <table:table-cell table:style-name="ce952" table:content-validation-name="val43" office:value-type="float" office:value="4" calcext:value-type="float">
            <text:p>4</text:p>
          </table:table-cell>
          <table:table-cell table:style-name="ce1147" table:content-validation-name="val167" office:value-type="float" office:value="0" calcext:value-type="float">
            <text:p>0</text:p>
          </table:table-cell>
          <table:table-cell table:style-name="ce1041" table:content-validation-name="val43" table:formula="of:=[.$E13]*[$Data.$K$14]" office:value-type="float" office:value="0" calcext:value-type="float">
            <text:p>0</text:p>
          </table:table-cell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6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0" office:value-type="string" calcext:value-type="string" table:number-columns-spanned="4" table:number-rows-spanned="1">
            <text:p>Pszí iskola</text:p>
          </table:table-cell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68" office:value-type="float" office:value="0" calcext:value-type="float">
            <text:p>0</text:p>
          </table:table-cell>
          <table:table-cell table:style-name="ce1043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9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13" table:content-validation-name="val170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4" table:content-validation-name="val43" table:formula="of:=[.$E19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5" table:content-validation-name="val43" table:formula="of:=[.$E20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6" table:content-validation-name="val43" table:formula="of:=[.$E21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5" table:content-validation-name="val43" table:formula="of:=[.$L21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7" table:content-validation-name="val43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6" table:content-validation-name="val43" table:formula="of:=[.$L22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8" table:content-validation-name="val43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7" table:content-validation-name="val43" table:formula="of:=[.$L23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3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8" table:content-validation-name="val43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3" table:formula="of:=[.$E25]*[$Data.$K$14]" office:value-type="float" office:value="0" calcext:value-type="float">
            <text:p>0</text:p>
          </table:table-cell>
          <table:table-cell/>
          <table:table-cell table:style-name="ce1113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3" table:formula="of:=[.$L25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0" table:number-columns-spanned="4" table:number-rows-spanned="1"/>
          <table:covered-table-cell table:number-columns-repeated="3" table:style-name="ce1140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0" table:number-columns-spanned="4" table:number-rows-spanned="1"/>
          <table:covered-table-cell table:number-columns-repeated="3" table:style-name="ce1140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15">
          <table:table-cell table:style-name="ce1125" table:content-validation-name="val54" table:number-columns-spanned="13" table:number-rows-spanned="1"/>
          <table:covered-table-cell table:number-columns-repeated="11" table:style-name="ce1125" table:content-validation-name="val54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0" table:default-cell-style-name="ce729"/>
        <table:table-column table:style-name="co51" table:default-cell-style-name="ce6"/>
        <table:table-column table:style-name="co37" table:number-columns-repeated="4" table:default-cell-style-name="ce6"/>
        <table:table-column table:style-name="co52" table:default-cell-style-name="ce6"/>
        <table:table-column table:style-name="co53" table:default-cell-style-name="ce6"/>
        <table:table-column table:style-name="co37" table:number-columns-repeated="6" table:default-cell-style-name="ce6"/>
        <table:table-column table:style-name="co54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19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77"/>
          <table:table-cell table:style-name="ce1584" office:value-type="string" calcext:value-type="string">
            <text:p>Fegyver</text:p>
          </table:table-cell>
          <table:table-cell table:style-name="ce1600" office:value-type="string" calcext:value-type="string">
            <text:p>Típus</text:p>
          </table:table-cell>
          <table:table-cell table:style-name="ce1584" office:value-type="string" calcext:value-type="string">
            <text:p>SP</text:p>
          </table:table-cell>
          <table:table-cell table:style-name="ce1619" office:value-type="string" calcext:value-type="string">
            <text:p>Sebzés módja</text:p>
          </table:table-cell>
          <table:table-cell table:style-name="ce1624" office:value-type="string" calcext:value-type="string">
            <text:p>Átütés</text:p>
          </table:table-cell>
          <table:table-cell table:style-name="ce1624" office:value-type="string" calcext:value-type="string">
            <text:p>Íves</text:p>
          </table:table-cell>
          <table:table-cell table:style-name="ce1635" office:value-type="string" calcext:value-type="string">
            <text:p>1,5 kezes</text:p>
          </table:table-cell>
          <table:table-cell table:style-name="ce1624" office:value-type="string" calcext:value-type="string">
            <text:p>Pengehossz</text:p>
          </table:table-cell>
          <table:table-cell table:style-name="ce1624" office:value-type="string" calcext:value-type="string">
            <text:p>KÉ</text:p>
          </table:table-cell>
          <table:table-cell table:style-name="ce1624" office:value-type="string" calcext:value-type="string">
            <text:p>TÉ</text:p>
          </table:table-cell>
          <table:table-cell table:style-name="ce1624" office:value-type="string" calcext:value-type="string">
            <text:p>VÉ</text:p>
          </table:table-cell>
          <table:table-cell table:style-name="ce1624" office:value-type="string" calcext:value-type="string">
            <text:p>Sebesség</text:p>
          </table:table-cell>
          <table:table-cell table:style-name="ce1600" office:value-type="string" calcext:value-type="string">
            <text:p>Harcmodor</text:p>
          </table:table-cell>
          <table:table-cell table:style-name="ce1661" office:value-type="string" calcext:value-type="string">
            <text:p>Megjegyzés</text:p>
          </table:table-cell>
          <table:table-cell table:style-name="ce1686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Közelharci fegyverek</text:p>
          </table:table-cell>
          <table:table-cell table:style-name="ce1585" office:value-type="string" calcext:value-type="string">
            <text:p><text:s/>__</text:p>
          </table:table-cell>
          <table:table-cell table:style-name="ce1601"/>
          <table:table-cell table:style-name="ce1601" office:value-type="string" calcext:value-type="string">
            <text:p>x</text:p>
          </table:table-cell>
          <table:table-cell table:number-columns-repeated="2" table:style-name="ce1585" office:value-type="string" calcext:value-type="string">
            <text:p>x</text:p>
          </table:table-cell>
          <table:table-cell table:style-name="ce1585"/>
          <table:table-cell table:style-name="ce1637"/>
          <table:table-cell table:number-columns-repeated="3" table:style-name="ce1585" office:value-type="string" calcext:value-type="string">
            <text:p>x</text:p>
          </table:table-cell>
          <table:table-cell table:number-columns-repeated="2" table:style-name="ce1647" office:value-type="string" calcext:value-type="string">
            <text:p>x</text:p>
          </table:table-cell>
          <table:table-cell table:style-name="ce1585" table:number-columns-repeated="2"/>
          <table:table-cell table:style-name="ce1687" table:number-columns-repeated="241"/>
          <table:table-cell table:number-columns-repeated="16128"/>
        </table:table-row>
        <table:table-row table:style-name="ro17">
          <table:table-cell/>
          <table:table-cell table:style-name="ce1586" office:value-type="string" calcext:value-type="string">
            <text:p>Puszta kéz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46" office:value-type="float" office:value="0" calcext:value-type="float">
            <text:p>0</text:p>
          </table:table-cell>
          <table:table-cell table:number-columns-repeated="3" table:style-name="ce1602" office:value-type="float" office:value="-10" calcext:value-type="float">
            <text:p>-10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77"/>
          <table:table-cell table:style-name="ce1587" office:value-type="string" calcext:value-type="string">
            <text:p>Béltépő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Dzsambi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Garott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string" calcext:value-type="string">
            <text:p>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string" calcext:value-type="string">
            <text:p>spec.</text:p>
          </table:table-cell>
          <table:table-cell table:number-columns-repeated="3"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-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risz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Levéltőr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/V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4" calcext:value-type="float">
            <text:p>4</text:p>
          </table:table-cell>
          <table:table-cell table:number-columns-repeated="2"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arkolatgomb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Z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12" office:value-type="float" office:value="0" calcext:value-type="float">
            <text:p>0</text:p>
          </table:table-cell>
          <table:table-cell table:number-columns-repeated="3" table:style-name="ce1612" office:value-type="float" office:value="-7" calcext:value-type="float">
            <text:p>-7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éregfog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S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1" calcext:value-type="float">
            <text:p>1</text:p>
          </table:table-cell>
          <table:table-cell table:number-columns-repeated="2" table:style-name="ce1612" office:value-type="float" office:value="3" calcext:value-type="float">
            <text:p>3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Pugos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Ramier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3" calcext:value-type="float">
            <text:p>3</text:p>
          </table:table-cell>
          <table:table-cell table:number-columns-repeated="3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8">
          <table:table-cell/>
          <table:table-cell table:style-name="ce1587" office:value-type="string" calcext:value-type="string">
            <text:p>Tőr, hárít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<text:span text:style-name="T14">Nagyon</text:span><text:span text:style-name="T1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Tőr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, ököl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8">
          <table:table-cell table:style-name="ce1579"/>
          <table:table-cell table:style-name="ce1588" office:value-type="string" calcext:value-type="string">
            <text:p>Tőr, páncélszúr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Tőr, Sla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1">
          <table:table-cell table:style-name="ce1339"/>
          <table:table-cell table:style-name="ce1589" office:value-type="string" calcext:value-type="string">
            <text:p>Vasököl / páncélkesztyű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41"/>
          <table:table-cell table:style-name="ce1605" office:value-type="float" office:value="0" calcext:value-type="float">
            <text:p>0</text:p>
          </table:table-cell>
          <table:table-cell table:number-columns-repeated="3" table:style-name="ce1605" office:value-type="float" office:value="-7" calcext:value-type="float">
            <text:p>-7</text:p>
          </table:table-cell>
          <table:table-cell table:style-name="ce1605" office:value-type="float" office:value="5" calcext:value-type="float">
            <text:p>5</text:p>
          </table:table-cell>
          <table:table-cell table:style-name="ce1655" office:value-type="string" calcext:value-type="string">
            <text:p>közelharc</text:p>
          </table:table-cell>
          <table:table-cell table:style-name="ce1666" office:value-type="string" calcext:value-type="string">
            <text:p>Erőbónusz: 0 feletti rész 1:1-ben számít be.</text:p>
          </table:table-cell>
          <table:table-cell table:style-name="ce381" table:number-columns-repeated="241"/>
          <table:table-cell table:number-columns-repeated="16128"/>
        </table:table-row>
        <table:table-row table:style-name="ro19">
          <table:table-cell table:style-name="ce1578" office:value-type="string" calcext:value-type="string">
            <text:p>Kardvívó fegyverek</text:p>
          </table:table-cell>
          <table:table-cell table:style-name="ce1586" office:value-type="string" calcext:value-type="string">
            <text:p>Kard, dzsenn szably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5" calcext:value-type="float">
            <text:p>15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emreli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number-columns-repeated="2"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/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Kard, fejvadász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6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handzsá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hiequa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/V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hosszú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jatagá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20" calcext:value-type="float">
            <text:p>20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khossa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number-columns-repeated="2" table:style-name="ce1603" office:value-type="float" office:value="11" calcext:value-type="float">
            <text:p>11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La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lovag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másfél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Kard, mester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Kard, Pu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587" office:value-type="string" calcext:value-type="string">
            <text:p>Kard, Slan 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9" calcext:value-type="float">
            <text:p>19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7" office:value-type="string" calcext:value-type="string">
            <text:p>Kard, Slan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1" calcext:value-type="float">
            <text:p>11</text:p>
          </table:table-cell>
          <table:table-cell table:number-columns-repeated="2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Slan csata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23" calcext:value-type="float">
            <text:p>23</text:p>
          </table:table-cell>
          <table:table-cell table:style-name="ce1603" office:value-type="float" office:value="17" calcext:value-type="float">
            <text:p>17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szably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1457" table:number-columns-repeated="16128"/>
        </table:table-row>
        <table:table-row table:style-name="ro8">
          <table:table-cell table:style-name="ce1579"/>
          <table:table-cell table:style-name="ce1588" office:value-type="string" calcext:value-type="string">
            <text:p>Mara-sequor 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20" calcext:value-type="float">
            <text:p>20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MK, KF</text:span><text:span text:style-name="T20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8">
          <table:table-cell table:style-name="ce1579"/>
          <table:table-cell table:style-name="ce1588" office:value-type="string" calcext:value-type="string">
            <text:p>Meneth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KF</text:span><text:span text:style-name="T20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Predoci egyeneskard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Sequor 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80"/>
          <table:table-cell table:style-name="ce1590" office:value-type="string" calcext:value-type="string">
            <text:p>Tőrkar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2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5" calcext:value-type="float">
            <text:p>5</text:p>
          </table:table-cell>
          <table:table-cell table:style-name="ce1656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21">+2</text:span></text:p>
            <text:p><text:span text:style-name="T17">- Zúzó fegyverek ellen VÉ büntetés: </text:span><text:span text:style-name="T2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Zúzó fegyverek</text:p>
          </table:table-cell>
          <table:table-cell table:style-name="ce1586" office:value-type="string" calcext:value-type="string">
            <text:p>Bot, rövid</text:p>
          </table:table-cell>
          <table:table-cell table:style-name="ce1602" office:value-type="string" calcext:value-type="string">
            <text:p>egykezes</text:p>
          </table:table-cell>
          <table:table-cell table:style-name="ce1608" office:value-type="float" office:value="-3" calcext:value-type="float">
            <text:p>-3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ot, furkó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-1" calcext:value-type="float">
            <text:p>-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Buzogá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8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lánco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5" calcext:value-type="float">
            <text:p>15</text:p>
          </table:table-cell>
          <table:table-cell table:number-columns-repeated="2"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shadleki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7" office:value-type="string" calcext:value-type="string">
            <text:p>Buzogány, tolla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Csatacsákány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zúzás</text:p>
          </table:table-cell>
          <table:table-cell table:style-name="ce16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0" office:value-type="string" calcext:value-type="string">
            <text:p>Harci kalapác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2"/>
          <table:table-cell table:style-name="ce1607" office:value-type="float" office:value="1.5" calcext:value-type="float">
            <text:p>1.5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20" calcext:value-type="float">
            <text:p>20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zúzás</text:p>
          </table:table-cell>
          <table:table-cell table:style-name="ce167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ándzsavívó fegyverek</text:p>
          </table:table-cell>
          <table:table-cell table:style-name="ce1591" office:value-type="string" calcext:value-type="string">
            <text:p>Alabárd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S+Z/V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0" calcext:value-type="float">
            <text:p>0</text:p>
          </table:table-cell>
          <table:table-cell table:style-name="ce1638"/>
          <table:table-cell table:style-name="ce1604" office:value-type="float" office:value="3" calcext:value-type="float">
            <text:p>3</text:p>
          </table:table-cell>
          <table:table-cell table:style-name="ce1608" office:value-type="float" office:value="12" calcext:value-type="float">
            <text:p>12</text:p>
          </table:table-cell>
          <table:table-cell table:number-columns-repeated="2" table:style-name="ce1608" office:value-type="float" office:value="28" calcext:value-type="float">
            <text:p>28</text:p>
          </table:table-cell>
          <table:table-cell table:style-name="ce1608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9"/>
          <table:table-cell table:style-name="ce1588" office:value-type="string" calcext:value-type="string">
            <text:p>Bot, hosszú</text:p>
          </table:table-cell>
          <table:table-cell table:style-name="ce1604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24" calcext:value-type="float">
            <text:p>24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579"/>
          <table:table-cell table:style-name="ce1588" office:value-type="string" calcext:value-type="string">
            <text:p>Lándzs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number-columns-repeated="2" table:style-name="ce1604" office:value-type="float" office:value="32" calcext:value-type="float">
            <text:p>3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579"/>
          <table:table-cell table:style-name="ce1588" office:value-type="string" calcext:value-type="string">
            <text:p>Pik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8" calcext:value-type="float">
            <text:p>18</text:p>
          </table:table-cell>
          <table:table-cell table:number-columns-repeated="2" table:style-name="ce1604" office:value-type="float" office:value="40" calcext:value-type="float">
            <text:p>40</text:p>
          </table:table-cell>
          <table:table-cell table:style-name="ce1604" office:value-type="float" office:value="9" calcext:value-type="float">
            <text:p>9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579"/>
          <table:table-cell table:style-name="ce1588" office:value-type="string" calcext:value-type="string">
            <text:p>Szigo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">
          <table:table-cell table:style-name="ce1581"/>
          <table:table-cell table:style-name="ce1592" office:value-type="string" calcext:value-type="string">
            <text:p>Szigo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41"/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2" calcext:value-type="float">
            <text:p>22</text:p>
          </table:table-cell>
          <table:table-cell table:style-name="ce1609" office:value-type="float" office:value="26" calcext:value-type="float">
            <text:p>26</text:p>
          </table:table-cell>
          <table:table-cell table:style-name="ce1609" office:value-type="float" office:value="8" calcext:value-type="float">
            <text:p>8</text:p>
          </table:table-cell>
          <table:table-cell table:style-name="ce1658" office:value-type="string" calcext:value-type="string">
            <text:p>lándzsavívás</text:p>
          </table:table-cell>
          <table:table-cell table:style-name="ce167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style-name="ce1582"/>
          <table:table-cell table:style-name="ce1593" office:value-type="string" calcext:value-type="string">
            <text:p>Fegyver</text:p>
          </table:table-cell>
          <table:table-cell table:style-name="ce1610" office:value-type="string" calcext:value-type="string">
            <text:p>Forgatás módja</text:p>
          </table:table-cell>
          <table:table-cell table:style-name="ce1593" office:value-type="string" calcext:value-type="string">
            <text:p>SP</text:p>
          </table:table-cell>
          <table:table-cell table:style-name="ce1610" office:value-type="string" calcext:value-type="string">
            <text:p>Sebzés módja</text:p>
          </table:table-cell>
          <table:table-cell table:style-name="ce1593" office:value-type="string" calcext:value-type="string">
            <text:p>Átütés</text:p>
          </table:table-cell>
          <table:table-cell table:style-name="ce1593" table:number-columns-repeated="2"/>
          <table:table-cell table:style-name="ce1593" office:value-type="string" calcext:value-type="string">
            <text:p>Hatótáv</text:p>
          </table:table-cell>
          <table:table-cell table:style-name="ce1593" office:value-type="string" calcext:value-type="string">
            <text:p>KÉ</text:p>
          </table:table-cell>
          <table:table-cell table:style-name="ce1593" office:value-type="string" calcext:value-type="string">
            <text:p>CÉ</text:p>
          </table:table-cell>
          <table:table-cell table:style-name="ce1593" office:value-type="string" calcext:value-type="string">
            <text:p>Osztó</text:p>
          </table:table-cell>
          <table:table-cell table:style-name="ce1593" office:value-type="string" calcext:value-type="string">
            <text:p>Sebesség</text:p>
          </table:table-cell>
          <table:table-cell table:style-name="ce1593" office:value-type="string" calcext:value-type="string">
            <text:p>Harcmodor</text:p>
          </table:table-cell>
          <table:table-cell table:style-name="ce1593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8" office:value-type="string" calcext:value-type="string">
            <text:p>Hajítófegyverek</text:p>
          </table:table-cell>
          <table:table-cell table:style-name="ce1594" office:value-type="string" calcext:value-type="string">
            <text:p>Bola</text:p>
          </table:table-cell>
          <table:table-cell table:style-name="ce1594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number-columns-repeated="2" table:style-name="ce1615" office:value-type="float" office:value="2" calcext:value-type="float">
            <text:p>2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/>
          <table:table-cell table:number-columns-repeated="16369"/>
        </table:table-row>
        <table:table-row table:style-name="ro23">
          <table:table-cell table:style-name="ce1583"/>
          <table:table-cell table:style-name="ce1595" office:value-type="string" calcext:value-type="string">
            <text:p>Dárda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3" calcext:value-type="float">
            <text:p>3</text:p>
          </table:table-cell>
          <table:table-cell table:style-name="ce1629" table:number-columns-repeated="2"/>
          <table:table-cell table:style-name="ce1616" office:value-type="string" calcext:value-type="string">
            <text:p>5m + (Erő x 3)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7" calcext:value-type="float">
            <text:p>7</text:p>
          </table:table-cell>
          <table:table-cell table:style-name="ce1659" office:value-type="string" calcext:value-type="string">
            <text:p>hajítás</text:p>
          </table:table-cell>
          <table:table-cell table:style-name="ce1678" office:value-type="string" calcext:value-type="string">
            <text:p>Követelmény: Erő +0</text:p>
            <text:p><text:span text:style-name="T22">Maximális hatótávolsága: </text:span><text:span text:style-name="T23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1690"/>
          <table:table-cell table:style-name="ce604" table:number-columns-repeated="240"/>
          <table:table-cell table:style-name="Default" table:number-columns-repeated="16128"/>
        </table:table-row>
        <table:table-row table:style-name="ro2">
          <table:table-cell table:style-name="Default"/>
          <table:table-cell table:style-name="ce1594" office:value-type="string" calcext:value-type="string">
            <text:p>Dobóhál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4m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Hajítóbárd</text:p>
          </table:table-cell>
          <table:table-cell table:style-name="ce1598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77"/>
          <table:table-cell table:style-name="ce1597" office:value-type="string" calcext:value-type="string">
            <text:p>Hajítótőr</text:p>
          </table:table-cell>
          <table:table-cell table:style-name="ce1595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15m</text:p>
          </table:table-cell>
          <table:table-cell table:style-name="ce1623" office:value-type="float" office:value="12" calcext:value-type="float">
            <text:p>12</text:p>
          </table:table-cell>
          <table:table-cell table:style-name="ce1623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60" office:value-type="string" calcext:value-type="string">
            <text:p>hajítás</text:p>
          </table:table-cell>
          <table:table-cell table:style-name="ce1680" office:value-type="string" calcext:value-type="string">
            <text:p><text:span text:style-name="T11">Automatikusan jár rá a</text:span></text:p>
            <text:p><text:span text:style-name="T11">Közeli lövés fortélynál leírt +10CÉ bónusz</text:span></text:p>
            <text:p><text:span text:style-name="T11">Ha a célpont Cellaszáma 1.</text:span></text:p>
            <text:p><text:span text:style-name="T11">Erőbónusz 1:1beszámít.</text:span></text:p>
          </table:table-cell>
          <table:table-cell table:number-columns-repeated="16369"/>
        </table:table-row>
        <table:table-row table:style-name="ro8">
          <table:table-cell/>
          <table:table-cell table:style-name="ce1596" office:value-type="string" calcext:value-type="string">
            <text:p>kő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10" calcext:value-type="float">
            <text:p>-10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Lassz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10m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2" office:value-type="string" calcext:value-type="string">
            <text:p>Sebesülés az esés következtében lehet.</text:p>
          </table:table-cell>
          <table:table-cell table:style-name="ce604" table:number-columns-repeated="241"/>
          <table:table-cell table:number-columns-repeated="16128"/>
        </table:table-row>
        <table:table-row table:style-name="ro25">
          <table:table-cell/>
          <table:table-cell table:style-name="ce1598" office:value-type="string" calcext:value-type="string">
            <text:p>Parittya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70m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Ramiera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0m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1" calcext:value-type="float">
            <text:p>1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Slan csillag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5" calcext:value-type="float">
            <text:p>-5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5m</text:p>
          </table:table-cell>
          <table:table-cell table:style-name="ce1617" office:value-type="float" office:value="12" calcext:value-type="float">
            <text:p>12</text:p>
          </table:table-cell>
          <table:table-cell table:style-name="ce1617" office:value-type="float" office:value="3" calcext:value-type="float">
            <text:p>3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4" calcext:value-type="float">
            <text:p>4</text:p>
          </table:table-cell>
          <table:table-cell table:style-name="ce1653" office:value-type="string" calcext:value-type="string">
            <text:p>hajítás</text:p>
          </table:table-cell>
          <table:table-cell table:style-name="ce1681"/>
          <table:table-cell table:number-columns-repeated="16369"/>
        </table:table-row>
        <table:table-row table:style-name="ro2">
          <table:table-cell table:style-name="ce1339"/>
          <table:table-cell table:style-name="ce1599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2" table:number-columns-repeated="2"/>
          <table:table-cell table:style-name="ce1618" office:value-type="string" calcext:value-type="string">
            <text:p>10m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2" calcext:value-type="float">
            <text:p>2</text:p>
          </table:table-cell>
          <table:table-cell table:style-name="ce1599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hajítás</text:p>
          </table:table-cell>
          <table:table-cell table:style-name="ce38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78" office:value-type="string" calcext:value-type="string">
            <text:p>Íjász lőfegyverek</text:p>
          </table:table-cell>
          <table:table-cell table:style-name="ce1594" office:value-type="string" calcext:value-type="string">
            <text:p>Rövid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1" calcext:value-type="float">
            <text:p>1</text:p>
          </table:table-cell>
          <table:table-cell table:style-name="ce1615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33"/>
          <table:table-cell table:style-name="ce1643"/>
          <table:table-cell table:style-name="ce1615" office:value-type="string" calcext:value-type="string">
            <text:p>60m</text:p>
          </table:table-cell>
          <table:table-cell table:number-columns-repeated="2"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5" calcext:value-type="float">
            <text:p>5</text:p>
          </table:table-cell>
          <table:table-cell table:style-name="ce1653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Hosszú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2" calcext:value-type="float">
            <text:p>12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Visszacsapó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3" calcext:value-type="float">
            <text:p>3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6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6" office:value-type="string" calcext:value-type="string">
            <text:p>Elf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13" calcext:value-type="float">
            <text:p>13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8" office:value-type="string" calcext:value-type="string">
            <text:p>Fúvócső, kicsi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string" calcext:value-type="string">
            <text:p>spec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16m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8" calcext:value-type="float">
            <text:p>8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8" calcext:value-type="float">
            <text:p>8</text:p>
          </table:table-cell>
          <table:table-cell table:style-name="ce1659" office:value-type="string" calcext:value-type="string">
            <text:p>íjászat</text:p>
          </table:table-cell>
          <table:table-cell table:style-name="ce16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Fúvócső, vadász</text:p>
          </table:table-cell>
          <table:table-cell table:style-name="ce1598" office:value-type="string" calcext:value-type="string">
            <text:p>kétkezes</text:p>
          </table:table-cell>
          <table:table-cell table:style-name="ce1616" office:value-type="float" office:value="-10" calcext:value-type="float">
            <text:p>-1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30m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íjászat</text:p>
          </table:table-cell>
          <table:table-cell table:style-name="ce1682"/>
          <table:table-cell table:style-name="ce604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övész lőfegyverek</text:p>
          </table:table-cell>
          <table:table-cell table:style-name="ce1594" office:value-type="string" calcext:value-type="string">
            <text:p>Kéz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9" calcext:value-type="float">
            <text:p>9</text:p>
          </table:table-cell>
          <table:table-cell table:style-name="ce1653" office:value-type="string" calcext:value-type="string">
            <text:p>lövészet</text:p>
          </table:table-cell>
          <table:table-cell table:style-name="ce16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6" calcext:value-type="float">
            <text:p>6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8" calcext:value-type="float">
            <text:p>8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4" calcext:value-type="float">
            <text:p>4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2" calcext:value-type="float">
            <text:p>12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Nehéz 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15" calcext:value-type="float">
            <text:p>15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80m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5" calcext:value-type="float">
            <text:p>1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Shadoni páncéltörő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20" calcext:value-type="float">
            <text:p>20</text:p>
          </table:table-cell>
          <table:table-cell table:style-name="ce1596" office:value-type="string" calcext:value-type="string">
            <text:p>Z</text:p>
          </table:table-cell>
          <table:table-cell table:style-name="ce1617" office:value-type="float" office:value="20" calcext:value-type="float">
            <text:p>2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string" calcext:value-type="string">
            <text:p>-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Kharei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39"/>
          <table:table-cell table:style-name="ce1599" office:value-type="string" calcext:value-type="string">
            <text:p>Aquir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string" calcext:value-type="string">
            <text:p>halál / +6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0" calcext:value-type="float">
            <text:p>20</text:p>
          </table:table-cell>
          <table:table-cell table:style-name="ce1632" table:number-columns-repeated="2"/>
          <table:table-cell table:style-name="ce1618" office:value-type="string" calcext:value-type="string">
            <text:p>5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lövészet</text:p>
          </table:table-cell>
          <table:table-cell table:style-name="ce168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685"/>
          <table:table-cell table:style-name="ce381" table:number-columns-repeated="240"/>
          <table:table-cell table:number-columns-repeated="16128"/>
        </table:table-row>
        <table:table-row table:style-name="ro2">
          <table:table-cell table:style-name="ce1577"/>
          <table:table-cell table:number-columns-repeated="12"/>
          <table:table-cell table:style-name="ce646"/>
          <table:table-cell table:number-columns-repeated="16370"/>
        </table:table-row>
        <table:table-row table:style-name="ro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number-columns-repeated="2"/>
          <table:table-cell table:style-name="ce1611"/>
          <table:table-cell table:number-columns-repeated="10"/>
          <table:table-cell table:style-name="ce6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5" table:default-cell-style-name="ce1478"/>
        <table:table-column table:style-name="co56" table:default-cell-style-name="ce1481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60" table:default-cell-style-name="ce1530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2" table:default-cell-style-name="ce1478"/>
        <table:table-row table:style-name="ro27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395"/>
          <table:covered-table-cell table:style-name="ce617"/>
          <table:covered-table-cell table:style-name="ce1395"/>
          <table:covered-table-cell table:style-name="ce1579"/>
          <table:covered-table-cell table:number-columns-repeated="2" table:style-name="ce617"/>
          <table:covered-table-cell table:style-name="ce139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395"/>
          <table:table-cell table:style-name="ce617"/>
          <table:table-cell table:style-name="ce1395"/>
          <table:table-cell table:style-name="ce1579"/>
          <table:table-cell table:style-name="ce617" table:number-columns-repeated="2"/>
          <table:table-cell table:style-name="ce139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83" office:value-type="string" calcext:value-type="string">
            <text:p><text:span text:style-name="T26"><text:a xlink:href="https://github.com/kaktusztea/km100/blob/master/md/kepzettsegek/osi_nyelv_ismerete.md" xlink:type="simple">Ősi nyelv ismerete</text:a></text:span><text:span text:style-name="T26"> 🔁</text:span></text:p>
          </table:table-cell>
          <table:table-cell table:style-name="ce1501"/>
          <table:table-cell table:style-name="ce1545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4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83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383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383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383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table:content-validation-name="val172" office:value-type="string" calcext:value-type="string">
            <text:p><text:span text:style-name="T26"><text:a xlink:href="https://github.com/kaktusztea/km100/blob/master/md/kepzettsegek/szakma.md" xlink:type="simple">Szakma</text:a></text:span><text:span text:style-name="T26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426"/>
        <table:table-column table:style-name="co68" table:default-cell-style-name="ce1761"/>
        <table:table-column table:style-name="co69" table:default-cell-style-name="ce1426"/>
        <table:table-column table:style-name="co70" table:default-cell-style-name="ce1765"/>
        <table:table-column table:style-name="co14" table:default-cell-style-name="ce1426"/>
        <table:table-column table:style-name="co71" table:default-cell-style-name="ce1426"/>
        <table:table-column table:style-name="co72" table:default-cell-style-name="ce1426"/>
        <table:table-column table:style-name="co73" table:default-cell-style-name="ce1426"/>
        <table:table-column table:style-name="co74" table:default-cell-style-name="ce1426"/>
        <table:table-column table:style-name="co75" table:default-cell-style-name="ce1426"/>
        <table:table-column table:style-name="co76" table:default-cell-style-name="ce1426"/>
        <table:table-column table:style-name="co77" table:default-cell-style-name="ce1426"/>
        <table:table-column table:style-name="co78" table:default-cell-style-name="ce1426"/>
        <table:table-column table:style-name="co14" table:number-columns-repeated="16371" table:default-cell-style-name="ce1426"/>
        <table:table-row table:style-name="ro3">
          <table:table-cell table:style-name="ce175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59"/>
          <table:covered-table-cell table:style-name="ce1764"/>
          <table:covered-table-cell table:number-columns-repeated="8" table:style-name="ce1759"/>
          <table:covered-table-cell/>
          <table:table-cell table:number-columns-repeated="16371"/>
        </table:table-row>
        <table:table-row table:style-name="ro2">
          <table:table-cell/>
          <table:table-cell table:style-name="ce1426"/>
          <table:table-cell table:number-columns-repeated="16382"/>
        </table:table-row>
        <table:table-row table:style-name="ro2">
          <table:table-cell table:style-name="ce1757"/>
          <table:table-cell table:style-name="ce1760" office:value-type="string" calcext:value-type="string">
            <text:p>Max fok</text:p>
          </table:table-cell>
          <table:table-cell/>
          <table:table-cell table:style-name="ce1766" office:value-type="string" calcext:value-type="string">
            <text:p>Nyelvek</text:p>
          </table:table-cell>
          <table:table-cell table:style-name="ce1767" office:value-type="string" calcext:value-type="string">
            <text:p>Rövidítés</text:p>
          </table:table-cell>
          <table:table-cell/>
          <table:table-cell table:style-name="ce1767" office:value-type="string" calcext:value-type="string">
            <text:p>Szabad Hátterek</text:p>
          </table:table-cell>
          <table:table-cell/>
          <table:table-cell table:style-name="ce1767" office:value-type="string" calcext:value-type="string">
            <text:p>Faj Hátterek</text:p>
          </table:table-cell>
          <table:table-cell/>
          <table:table-cell table:style-name="ce1767" office:value-type="string" calcext:value-type="string">
            <text:p>Leíró Hátterek</text:p>
          </table:table-cell>
          <table:table-cell/>
          <table:table-cell table:style-name="ce176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57"/>
          <table:table-cell table:style-name="ce1760"/>
          <table:table-cell table:number-columns-repeated="4"/>
          <table:table-cell table:style-name="ce1757"/>
          <table:table-cell/>
          <table:table-cell table:style-name="ce1757"/>
          <table:table-cell/>
          <table:table-cell table:style-name="Default"/>
          <table:table-cell table:number-columns-repeated="16373"/>
        </table:table-row>
        <table:table-row table:style-name="ro27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1">Godoni nyelvek </text:span><text:span text:style-name="T32">➖➖➖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3">Származás </text:span><text:span text:style-name="T34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6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6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6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6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6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6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27">
          <table:table-cell office:value-type="string" calcext:value-type="string">
            <text:p><text:span text:style-name="T30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3">Jellem, fóbiák, hobbik </text:span><text:span text:style-name="T34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16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6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6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6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6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6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67" office:value-type="string" calcext:value-type="string">
            <text:p>Bónusz Hátterek</text:p>
          </table:table-cell>
          <table:table-cell/>
          <table:table-cell table:style-name="ce176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57"/>
          <table:table-cell/>
          <table:table-cell table:style-name="ce176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6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6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6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6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68"/>
          <table:table-cell/>
          <table:table-cell table:style-name="ce176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6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67" office:value-type="string" calcext:value-type="string">
            <text:p>Spéci Szabad Hátterek (külön táblázatban)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6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26" office:value-type="string" calcext:value-type="string">
            <text:p><text:span text:style-name="T27">➖➖➖ </text:span><text:span text:style-name="T31">Faj nyelvek </text:span><text:span text:style-name="T32">➖➖➖ 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68"/>
          <table:table-cell/>
          <table:table-cell table:style-name="Default"/>
          <table:table-cell/>
          <table:table-cell table:style-name="ce1769" office:value-type="string" calcext:value-type="string">
            <text:p>Tériszony</text:p>
          </table:table-cell>
          <table:table-cell table:number-columns-repeated="16373"/>
        </table:table-row>
        <table:table-row table:style-name="ro27">
          <table:table-cell table:style-name="ce175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6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0" office:value-type="string" calcext:value-type="string">
            <text:p><text:span text:style-name="T27">➖➖➖ </text:span><text:span text:style-name="T33">Küllem, fizikum </text:span><text:span text:style-name="T34">➖➖➖ </text:span>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6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6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6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6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6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6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6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6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6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0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26" office:value-type="string" calcext:value-type="string">
            <text:p><text:span text:style-name="T27">➖➖➖ Kyr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69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26" office:value-type="string" calcext:value-type="string">
            <text:p><text:span text:style-name="T27">➖➖➖ Speciális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26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26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27">
          <table:table-cell table:number-columns-repeated="6"/>
          <table:table-cell table:style-name="ce1770" office:value-type="string" calcext:value-type="string">
            <text:p><text:span text:style-name="T27">➖➖➖➖ Karmák</text:span><text:span text:style-name="T33"> </text:span><text:span text:style-name="T34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9" table:default-cell-style-name="ce1189"/>
        <table:table-column table:style-name="co80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1" office:value-type="string" calcext:value-type="string">
            <text:p>Karakter pontok (KP) elosztása </text:p>
          </table:table-cell>
          <table:table-cell table:style-name="ce1771"/>
          <table:table-cell table:number-columns-repeated="16382"/>
        </table:table-row>
        <table:table-row table:style-name="ro22">
          <table:table-cell/>
          <table:table-cell table:style-name="ce177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73"/>
          <table:table-cell table:number-columns-repeated="16382"/>
        </table:table-row>
        <table:table-row table:style-name="ro28">
          <table:table-cell/>
          <table:table-cell table:style-name="ce177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73"/>
          <table:table-cell table:number-columns-repeated="16382"/>
        </table:table-row>
        <table:table-row table:style-name="ro28">
          <table:table-cell/>
          <table:table-cell table:style-name="ce177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73"/>
          <table:table-cell table:number-columns-repeated="16382"/>
        </table:table-row>
        <table:table-row table:style-name="ro28">
          <table:table-cell/>
          <table:table-cell table:style-name="ce177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1" table:default-cell-style-name="ce352"/>
        <table:table-column table:style-name="co14" table:number-columns-repeated="16383" table:default-cell-style-name="ce352"/>
        <table:table-row table:style-name="ro1">
          <table:table-cell table:style-name="ce1774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5">
          <table:table-cell table:style-name="ce1775" office:value-type="string" calcext:value-type="string">
            <text:p>* Aurafejlesztés próba segédtáblázat (Misztikus lap)</text:p>
          </table:table-cell>
          <table:table-cell table:style-name="ce1458" table:number-columns-repeated="16383"/>
        </table:table-row>
        <table:table-row table:style-name="ro5">
          <table:table-cell table:style-name="ce1775" office:value-type="string" calcext:value-type="string">
            <text:p>* Vérteknél legördülő menüből sok érték</text:p>
          </table:table-cell>
          <table:table-cell table:style-name="ce1458" table:number-columns-repeated="16383"/>
        </table:table-row>
        <table:table-row table:style-name="ro5">
          <table:table-cell table:style-name="ce1775" office:value-type="string" calcext:value-type="string">
            <text:p>* Hátterek átalakítása SzP oszlopokkal</text:p>
          </table:table-cell>
          <table:table-cell table:style-name="ce1458" table:number-columns-repeated="16383"/>
        </table:table-row>
        <table:table-row table:style-name="ro2" table:number-rows-repeated="2">
          <table:table-cell table:style-name="ce1775"/>
          <table:table-cell table:style-name="ce1458" table:number-columns-repeated="16383"/>
        </table:table-row>
        <table:table-row table:style-name="ro1">
          <table:table-cell table:style-name="ce177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774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épzettségek maximuma: (szint x <text:span text:style-name="T35">6</text:span>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:</text:span><text:span text:style-name="T3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Kiegészítő KP / Szint: (</text:span><text:span text:style-name="T37">20</text:span><text:span text:style-name="T36">+Emlékezet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1 HM = 4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Erőbónusz beszámít: (Erő/2) <text:span text:style-name="T38">→ </text:span><text:span text:style-name="T39">lefelé</text:span><text:span text:style-name="T38"> kerekítve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7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1"> </text:span><text:span text:style-name="T40">→</text:span><text:span text:style-name="T11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1">  </text:span><text:span text:style-name="T40">→</text:span><text:span text:style-name="T11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1">  </text:span><text:span text:style-name="T40">→</text:span><text:span text:style-name="T11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1">  </text:span><text:span text:style-name="T40">→</text:span><text:span text:style-name="T11"> Külső</text:span>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7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2" table:default-cell-style-name="ce1426"/>
        <table:table-column table:style-name="co83" table:default-cell-style-name="ce1426"/>
        <table:table-column table:style-name="co84" table:default-cell-style-name="ce1426"/>
        <table:table-column table:style-name="co85" table:default-cell-style-name="ce1426"/>
        <table:table-column table:style-name="co84" table:default-cell-style-name="ce1426"/>
        <table:table-column table:style-name="co39" table:default-cell-style-name="ce1426"/>
        <table:table-column table:style-name="co86" table:default-cell-style-name="ce1426"/>
        <table:table-column table:style-name="co87" table:default-cell-style-name="ce1426"/>
        <table:table-column table:style-name="co88" table:default-cell-style-name="ce1426"/>
        <table:table-column table:style-name="co89" table:default-cell-style-name="ce1426"/>
        <table:table-column table:style-name="co90" table:default-cell-style-name="ce1426"/>
        <table:table-column table:style-name="co91" table:default-cell-style-name="ce1426"/>
        <table:table-column table:style-name="co25" table:default-cell-style-name="ce1426"/>
        <table:table-column table:style-name="co92" table:default-cell-style-name="ce1426"/>
        <table:table-column table:style-name="co93" table:default-cell-style-name="ce1426"/>
        <table:table-column table:style-name="co94" table:default-cell-style-name="ce1426"/>
        <table:table-column table:style-name="co95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20"/>
          <table:covered-table-cell table:style-name="ce1533"/>
          <table:covered-table-cell table:style-name="ce1543"/>
          <table:covered-table-cell table:style-name="ce1557"/>
          <table:covered-table-cell table:number-columns-repeated="6" table:style-name="ce1543"/>
          <table:covered-table-cell table:number-columns-repeated="3" table:style-name="ce1732"/>
          <table:covered-table-cell table:style-name="ce1543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520"/>
          <table:table-cell table:style-name="ce1533"/>
          <table:table-cell table:style-name="ce1543"/>
          <table:table-cell table:style-name="ce1557"/>
          <table:table-cell table:style-name="ce1543" table:number-columns-repeated="6"/>
          <table:table-cell table:style-name="ce1732" table:number-columns-repeated="3"/>
          <table:table-cell table:style-name="ce1543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99" office:value-type="string" calcext:value-type="string">
            <text:p>Szint</text:p>
          </table:table-cell>
          <table:table-cell table:style-name="ce1499" office:value-type="string" calcext:value-type="string" table:number-columns-spanned="2" table:number-rows-spanned="1">
            <text:p>Átfogó</text:p>
          </table:table-cell>
          <table:covered-table-cell table:style-name="ce1499"/>
          <table:table-cell table:style-name="ce1499" office:value-type="string" calcext:value-type="string" table:number-columns-spanned="2" table:number-rows-spanned="1">
            <text:p>Átlagos</text:p>
          </table:table-cell>
          <table:covered-table-cell table:style-name="ce1499"/>
          <table:table-cell table:style-name="Default" table:number-columns-repeated="2"/>
          <table:table-cell table:style-name="ce379" table:number-columns-repeated="4"/>
          <table:table-cell table:style-name="ce1733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67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6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6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6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6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6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6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6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61"/>
          <table:table-cell table:style-name="ce169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6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6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56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04"/>
          <table:table-cell table:number-columns-repeated="240"/>
        </table:table-row>
        <table:table-row table:style-name="ro2">
          <table:table-cell table:style-name="ce146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61"/>
          <table:table-cell table:style-name="ce1419" office:value-type="string" calcext:value-type="string">
            <text:p>CÉ konstans</text:p>
          </table:table-cell>
          <table:table-cell table:style-name="ce1331" table:content-validation-name="val17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10" calcext:value-type="float">
            <text:p>-10</text:p>
          </table:table-cell>
          <table:table-cell table:style-name="ce1504" office:value-type="float" office:value="-20" calcext:value-type="float">
            <text:p>-20</text:p>
          </table:table-cell>
          <table:table-cell table:style-name="ce150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6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6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6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03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9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467"/>
          <table:table-cell table:style-name="ce1503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9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467"/>
          <table:table-cell table:number-columns-repeated="3"/>
          <table:table-cell table:style-name="ce1761"/>
          <table:table-cell table:number-columns-repeated="3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04"/>
          <table:table-cell table:style-name="ce150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3" office:value-type="string" calcext:value-type="string">
            <text:p>Egyik HM nagyobb lehet</text:p>
          </table:table-cell>
          <table:table-cell table:style-name="ce1702" table:content-validation-name="val17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6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6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6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6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6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6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6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6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6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6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6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0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0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67"/>
          <table:table-cell table:number-columns-repeated="2"/>
          <table:table-cell table:style-name="ce151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67"/>
          <table:table-cell table:number-columns-repeated="2"/>
          <table:table-cell table:style-name="ce1526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67"/>
          <table:table-cell table:number-columns-repeated="2"/>
          <table:table-cell table:style-name="ce1526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04" office:value-type="string" calcext:value-type="string">
            <text:p>Erőbónusz</text:p>
          </table:table-cell>
          <table:table-cell table:style-name="ce1504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51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67"/>
          <table:table-cell table:number-columns-repeated="2"/>
          <table:table-cell table:style-name="ce1514" office:value-type="string" calcext:value-type="string">
            <text:p>Fok</text:p>
          </table:table-cell>
          <table:table-cell table:style-name="ce151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67"/>
          <table:table-cell table:number-columns-repeated="2"/>
          <table:table-cell table:style-name="ce1504" office:value-type="float" office:value="0" calcext:value-type="float">
            <text:p>0</text:p>
          </table:table-cell>
          <table:table-cell table:style-name="ce15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04"/>
          <table:table-cell/>
          <table:table-cell table:style-name="ce1516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67"/>
          <table:table-cell table:style-name="ce1485"/>
          <table:table-cell/>
          <table:table-cell table:style-name="ce150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04"/>
          <table:table-cell/>
          <table:table-cell table:style-name="ce1514" office:value-type="string" calcext:value-type="string">
            <text:p>Fok</text:p>
          </table:table-cell>
          <table:table-cell table:style-name="ce1514" office:value-type="string" calcext:value-type="string">
            <text:p>Sebesség bónusz</text:p>
          </table:table-cell>
          <table:table-cell table:style-name="ce1514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67"/>
          <table:table-cell table:number-columns-repeated="2"/>
          <table:table-cell table:style-name="ce150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67"/>
          <table:table-cell table:number-columns-repeated="2"/>
          <table:table-cell table:style-name="ce150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67"/>
          <table:table-cell table:number-columns-repeated="5"/>
          <table:table-cell table:style-name="ce176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67"/>
          <table:table-cell table:number-columns-repeated="4"/>
          <table:table-cell table:style-name="ce1560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8">
          <table:table-cell table:style-name="ce1467"/>
          <table:table-cell table:style-name="ce1510" office:value-type="string" calcext:value-type="string" table:number-columns-spanned="2" table:number-rows-spanned="1">
            <text:p>Pajzs</text:p>
          </table:table-cell>
          <table:covered-table-cell/>
          <table:table-cell table:style-name="ce1510" office:value-type="string" calcext:value-type="string">
            <text:p>VÉ</text:p>
          </table:table-cell>
          <table:table-cell table:style-name="ce1510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67" table:number-columns-repeated="4"/>
          <table:table-cell table:number-columns-repeated="243"/>
        </table:table-row>
        <table:table-row table:style-name="ro2">
          <table:table-cell table:style-name="ce146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16" table:content-validation-name="val17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4"/>
          <table:table-cell table:style-name="ce567" table:number-columns-repeated="2"/>
          <table:table-cell table:number-columns-repeated="243"/>
        </table:table-row>
        <table:table-row table:style-name="ro2">
          <table:table-cell table:style-name="ce146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1"/>
          <table:table-cell table:style-name="ce1514" table:content-validation-name="val174" office:value-type="string" calcext:value-type="string">
            <text:p>Fok</text:p>
          </table:table-cell>
          <table:table-cell table:style-name="ce1514" table:content-validation-name="val174" office:value-type="string" calcext:value-type="string">
            <text:p>Bónusz</text:p>
          </table:table-cell>
          <table:table-cell table:style-name="ce662"/>
          <table:table-cell table:style-name="ce1739"/>
          <table:table-cell table:number-columns-repeated="243"/>
        </table:table-row>
        <table:table-row table:style-name="ro2">
          <table:table-cell table:style-name="ce146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4" office:value-type="float" office:value="0" calcext:value-type="float">
            <text:p>0</text:p>
          </table:table-cell>
          <table:table-cell table:style-name="ce1341" table:content-validation-name="val174" office:value-type="float" office:value="0" calcext:value-type="float">
            <text:p>0</text:p>
          </table:table-cell>
          <table:table-cell table:style-name="ce662"/>
          <table:table-cell table:style-name="ce1739"/>
          <table:table-cell table:number-columns-repeated="243"/>
        </table:table-row>
        <table:table-row table:style-name="ro2">
          <table:table-cell table:style-name="ce146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4" office:value-type="float" office:value="1" calcext:value-type="float">
            <text:p>1</text:p>
          </table:table-cell>
          <table:table-cell table:style-name="ce1341" table:content-validation-name="val174" office:value-type="float" office:value="1" calcext:value-type="float">
            <text:p>1</text:p>
          </table:table-cell>
          <table:table-cell table:style-name="ce662"/>
          <table:table-cell table:style-name="ce1739"/>
          <table:table-cell table:number-columns-repeated="243"/>
        </table:table-row>
        <table:table-row table:style-name="ro2">
          <table:table-cell table:style-name="ce1467"/>
          <table:table-cell table:number-columns-repeated="7"/>
          <table:table-cell table:style-name="ce1761"/>
          <table:table-cell table:style-name="ce662" table:number-columns-repeated="3"/>
          <table:table-cell table:style-name="ce1739"/>
          <table:table-cell table:number-columns-repeated="243"/>
        </table:table-row>
        <table:table-row table:style-name="ro2">
          <table:table-cell table:style-name="ce1467" table:content-validation-name="val54"/>
          <table:table-cell table:style-name="ce1513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26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662" table:content-validation-name="val54"/>
          <table:table-cell table:style-name="ce662" table:content-validation-name="val54"/>
          <table:table-cell table:style-name="ce1739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467" table:content-validation-name="val54"/>
          <table:table-cell table:style-name="ce1514" table:content-validation-name="val54" office:value-type="string" calcext:value-type="string" table:number-columns-spanned="2" table:number-rows-spanned="1">
            <text:p>Fok</text:p>
          </table:table-cell>
          <table:covered-table-cell table:style-name="ce567" table:content-validation-name="val54"/>
          <table:table-cell table:style-name="ce1514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7" table:content-validation-name="val54"/>
          <table:table-cell table:content-validation-name="val54" table:number-columns-repeated="3"/>
          <table:table-cell table:style-name="ce1514" table:content-validation-name="val54" office:value-type="string" calcext:value-type="string">
            <text:p>Fegyver</text:p>
          </table:table-cell>
          <table:table-cell table:style-name="ce1514" table:content-validation-name="val54" office:value-type="string" calcext:value-type="string">
            <text:p>Mf Innen számít</text:p>
          </table:table-cell>
          <table:table-cell table:style-name="ce662" table:content-validation-name="val54"/>
          <table:table-cell table:style-name="ce1739" table:content-validation-name="val54"/>
          <table:table-cell table:style-name="ce1746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67" table:content-validation-name="val54"/>
          <table:table-cell table:style-name="ce1504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538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662" table:content-validation-name="val54"/>
          <table:table-cell table:style-name="ce1739" table:content-validation-name="val54"/>
          <table:table-cell table:style-name="ce1746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67" table:content-validation-name="val54"/>
          <table:table-cell table:style-name="ce1504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538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662" table:content-validation-name="val54"/>
          <table:table-cell table:style-name="ce1739" table:content-validation-name="val54"/>
          <table:table-cell table:style-name="ce1746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67" table:content-validation-name="val54"/>
          <table:table-cell table:style-name="ce1504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538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662" table:content-validation-name="val54" table:number-columns-repeated="3"/>
          <table:table-cell table:style-name="ce1739" table:content-validation-name="val54"/>
          <table:table-cell table:style-name="ce1746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67" table:content-validation-name="val54"/>
          <table:table-cell table:style-name="ce1504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538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62" table:content-validation-name="val54"/>
          <table:table-cell table:style-name="ce1739" table:content-validation-name="val54"/>
          <table:table-cell table:style-name="ce1746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67" table:content-validation-name="val54"/>
          <table:table-cell table:style-name="ce1503" table:content-validation-name="val54" table:number-columns-repeated="3"/>
          <table:table-cell table:style-name="ce1761" table:content-validation-name="val54"/>
          <table:table-cell table:style-name="ce1294" table:content-validation-name="val54"/>
          <table:table-cell table:style-name="ce1761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62" table:content-validation-name="val54"/>
          <table:table-cell table:style-name="ce1739" table:content-validation-name="val54"/>
          <table:table-cell table:style-name="ce1746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516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567" table:content-validation-name="val54"/>
          <table:covered-table-cell table:style-name="ce662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540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540" table:content-validation-name="val54"/>
          <table:table-cell table:style-name="ce1540" table:content-validation-name="val54"/>
          <table:table-cell table:style-name="ce1570" table:content-validation-name="val54" office:value-type="string" calcext:value-type="string">
            <text:p>SFÉ diff</text:p>
          </table:table-cell>
          <table:table-cell table:style-name="ce1570" table:content-validation-name="val54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18" table:number-columns-spanned="2" table:number-rows-spanned="1"/>
          <table:covered-table-cell table:style-name="ce1269" table:content-validation-name="val54"/>
          <table:table-cell table:style-name="ce1540" table:content-validation-name="val54" office:value-type="string" calcext:value-type="string">
            <text:p>Szúró</text:p>
          </table:table-cell>
          <table:table-cell table:style-name="ce1540" table:content-validation-name="val54" office:value-type="string" calcext:value-type="string">
            <text:p>Vágó</text:p>
          </table:table-cell>
          <table:table-cell table:style-name="ce1540" table:content-validation-name="val54" office:value-type="string" calcext:value-type="string">
            <text:p>Zúzó</text:p>
          </table:table-cell>
          <table:table-cell table:style-name="ce1540" table:content-validation-name="val54" office:value-type="string" calcext:value-type="string">
            <text:p>Energia</text:p>
          </table:table-cell>
          <table:table-cell table:style-name="ce1571" table:content-validation-name="val54"/>
          <table:table-cell table:style-name="ce1573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19" table:content-validation-name="val54" office:value-type="string" calcext:value-type="string" table:number-columns-spanned="2" table:number-rows-spanned="1">
            <text:p>Posztó / Bunda</text:p>
          </table:table-cell>
          <table:covered-table-cell table:style-name="ce1519" table:content-validation-name="val54"/>
          <table:table-cell table:style-name="ce1278" table:content-validation-name="val54" office:value-type="float" office:value="1" calcext:value-type="float">
            <text:p>1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19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1519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19" table:content-validation-name="val54" office:value-type="string" calcext:value-type="string" table:number-columns-spanned="2" table:number-rows-spanned="1">
            <text:p>Bőrpáncél</text:p>
          </table:table-cell>
          <table:covered-table-cell table:style-name="ce1519" table:content-validation-name="val54"/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19" table:content-validation-name="val54" office:value-type="string" calcext:value-type="string" table:number-columns-spanned="2" table:number-rows-spanned="1">
            <text:p>Brigantin bőrpáncél</text:p>
          </table:table-cell>
          <table:covered-table-cell table:style-name="ce1519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14" calcext:value-type="float">
            <text:p>14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19" table:content-validation-name="val54" office:value-type="string" calcext:value-type="string" table:number-columns-spanned="2" table:number-rows-spanned="1">
            <text:p>Lánc / Sodrony</text:p>
          </table:table-cell>
          <table:covered-table-cell table:style-name="ce1519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19" table:content-validation-name="val54" office:value-type="string" calcext:value-type="string" table:number-columns-spanned="2" table:number-rows-spanned="1">
            <text:p>Pikkely fémpáncél</text:p>
          </table:table-cell>
          <table:covered-table-cell table:style-name="ce1519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19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1519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0" calcext:value-type="float">
            <text:p>20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574" table:content-validation-name="val54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4"/>
          <table:table-cell table:style-name="ce1540" table:content-validation-name="val54" office:value-type="string" calcext:value-type="string">
            <text:p>SFÉ</text:p>
          </table:table-cell>
          <table:table-cell table:style-name="ce1540" table:content-validation-name="val54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540" table:content-validation-name="val54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28"/>
          <table:table-cell table:style-name="ce1528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28"/>
          <table:table-cell table:style-name="ce1528" office:value-type="float" office:value="-5" calcext:value-type="float">
            <text:p>-5</text:p>
          </table:table-cell>
          <table:table-cell table:style-name="ce152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28"/>
          <table:table-cell table:style-name="ce1528" office:value-type="float" office:value="5" calcext:value-type="float">
            <text:p>5</text:p>
          </table:table-cell>
          <table:table-cell table:style-name="ce152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28"/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28"/>
          <table:table-cell table:style-name="ce1528" office:value-type="float" office:value="20" calcext:value-type="float">
            <text:p>20</text:p>
          </table:table-cell>
          <table:table-cell table:style-name="ce152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467"/>
          <table:table-cell table:style-name="Default" table:number-columns-repeated="4"/>
          <table:table-cell table:style-name="ce932"/>
          <table:table-cell table:style-name="ce1761" table:number-columns-repeated="6"/>
          <table:table-cell table:style-name="ce1733"/>
          <table:table-cell table:style-name="ce1746" table:number-columns-repeated="2"/>
          <table:table-cell table:style-name="ce1761"/>
          <table:table-cell table:number-columns-repeated="240"/>
        </table:table-row>
        <table:table-row table:style-name="ro2" table:number-rows-repeated="65305">
          <table:table-cell table:style-name="ce1467"/>
          <table:table-cell table:style-name="ce1503" table:number-columns-repeated="3"/>
          <table:table-cell table:style-name="ce1761"/>
          <table:table-cell table:style-name="ce932"/>
          <table:table-cell table:style-name="ce1761" table:number-columns-repeated="6"/>
          <table:table-cell table:style-name="ce1733"/>
          <table:table-cell table:style-name="ce1746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467"/>
          <table:table-cell table:style-name="ce1503" table:number-columns-repeated="3"/>
          <table:table-cell table:style-name="ce1761"/>
          <table:table-cell table:number-columns-repeated="4"/>
          <table:table-cell table:style-name="ce1761" table:number-columns-repeated="3"/>
          <table:table-cell table:style-name="ce1733"/>
          <table:table-cell table:style-name="ce1746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467"/>
          <table:table-cell table:number-columns-repeated="8"/>
          <table:table-cell table:style-name="ce1761" table:number-columns-repeated="3"/>
          <table:table-cell table:style-name="ce1733"/>
          <table:table-cell table:style-name="ce1746" table:number-columns-repeated="2"/>
          <table:table-cell table:style-name="ce176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6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7:07:32.49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0T17:50:09.492000000</dc:date>
    <meta:editing-cycles>529</meta:editing-cycles>
    <meta:editing-duration>P2DT17H39M24S</meta:editing-duration>
    <meta:document-statistic meta:table-count="11" meta:cell-count="316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